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>
      <style:table-cell-properties style:vertical-align="automatic"/>
      <style:text-properties style:font-name="Liberation Serif" fo:font-size="8pt" style:font-size-asian="8pt" style:font-size-complex="8pt"/>
    </style:style>
    <style:style style:name="ce2" style:family="table-cell" style:parent-style-name="Default">
      <style:text-properties style:font-name="Liberation Serif" fo:font-size="8pt" style:font-size-asian="8pt" style:font-size-complex="8pt"/>
    </style:style>
    <style:style style:name="ce3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style:font-name="Liberation Serif" fo:font-size="12pt" style:font-size-asian="12pt" style:font-size-complex="12pt"/>
    </style:style>
    <style:style style:name="ce4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style:font-name="Liberation Serif" fo:font-size="12pt" style:font-size-asian="12pt" style:font-size-complex="12pt"/>
    </style:style>
    <style:style style:name="ce5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style:font-name="Liberation Serif" fo:font-size="12pt" style:font-size-asian="12pt" style:font-size-complex="12pt"/>
    </style:style>
    <style:style style:name="ce130" style:family="table-cell" style:parent-style-name="Default">
      <style:text-properties style:font-name="Liberation Serif" fo:font-size="12pt" style:font-size-asian="12pt" style:font-size-complex="12pt"/>
    </style:style>
    <style:style style:name="ce7" style:family="table-cell" style:parent-style-name="Default">
      <style:table-cell-properties style:vertical-align="automatic"/>
      <style:text-properties style:font-name="Liberation Serif" fo:font-size="12pt" style:font-size-asian="12pt" style:font-size-complex="12pt"/>
    </style:style>
    <style:style style:name="ce8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9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/>
      <style:text-properties style:font-name="Liberation Serif" fo:font-size="12pt" style:font-size-asian="12pt" style:font-size-complex="12pt"/>
    </style:style>
    <style:style style:name="ce10" style:family="table-cell" style:parent-style-name="Default">
      <style:table-cell-properties fo:border-bottom="none" fo:border-left="2.01pt double-thin #000000" style:border-line-width-left="0.18mm 0.35mm 0.18mm" fo:border-right="none" fo:border-top="none"/>
      <style:text-properties style:font-name="Liberation Serif" fo:font-size="12pt" style:font-size-asian="12pt" style:font-size-complex="12pt"/>
    </style:style>
    <style:style style:name="ce11" style:family="table-cell" style:parent-style-name="Default">
      <style:table-cell-properties fo:border-bottom="2.01pt solid #000000" fo:border-left="2.01pt double-thin #000000" style:border-line-width-left="0.18mm 0.35mm 0.18mm" fo:border-right="none" fo:border-top="none"/>
      <style:text-properties style:font-name="Liberation Serif" fo:font-size="12pt" style:font-size-asian="12pt" style:font-size-complex="12pt"/>
    </style:style>
    <style:style style:name="ce12" style:family="table-cell" style:parent-style-name="Default">
      <style:table-cell-properties fo:border-bottom="none" fo:border-left="2.01pt double-thin #000000" style:border-line-width-left="0.18mm 0.35mm 0.18mm" fo:border-right="none" fo:border-top="2.01pt solid #000000"/>
      <style:text-properties style:font-name="Liberation Serif" fo:font-size="12pt" style:font-size-asian="12pt" style:font-size-complex="12pt"/>
    </style:style>
    <style:style style:name="ce13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/>
      <style:text-properties style:font-name="Liberation Serif" fo:font-size="12pt" style:font-size-asian="12pt" style:font-size-complex="12pt"/>
    </style:style>
    <style:style style:name="ce14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style:font-name="Liberation Serif" fo:font-size="12pt" style:font-size-asian="12pt" style:font-size-complex="12pt"/>
    </style:style>
    <style:style style:name="ce15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style:font-name="Liberation Serif" fo:font-size="12pt" style:font-size-asian="12pt" style:font-size-complex="12pt"/>
    </style:style>
    <style:style style:name="ce16" style:family="table-cell" style:parent-style-name="Default">
      <style:table-cell-properties fo:border="none" style:vertical-align="automatic"/>
      <style:text-properties style:font-name="Liberation Serif" fo:font-size="12pt" style:font-size-asian="12pt" style:font-size-complex="12pt"/>
    </style:style>
    <style:style style:name="ce17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style:font-name="Liberation Serif" fo:font-size="12pt" style:font-size-asian="12pt" style:font-size-complex="12pt"/>
    </style:style>
    <style:style style:name="ce19" style:family="table-cell" style:parent-style-name="Default">
      <style:table-cell-properties fo:border="none" style:vertical-align="automatic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Liberation Serif" fo:font-size="10pt" style:font-size-asian="10pt" style:font-size-complex="10pt"/>
    </style:style>
    <style:style style:name="ce21" style:family="table-cell" style:parent-style-name="Default">
      <style:table-cell-properties fo:border-bottom="none" fo:border-left="none" fo:border-right="none" fo:border-top="2.01pt double-thin #000000" style:border-line-width-top="0.18mm 0.35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2.01pt solid #000000" fo:border-left="none" fo:border-right="none" fo:border-top="none"/>
      <style:text-properties style:font-name="Liberation Serif" fo:font-size="12pt" style:font-size-asian="12pt" style:font-size-complex="12pt"/>
    </style:style>
    <style:style style:name="ce23" style:family="table-cell" style:parent-style-name="Default">
      <style:table-cell-properties fo:border-bottom="none" fo:border-left="none" fo:border-right="none" fo:border-top="2.01pt solid #000000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2.01pt double-thin #000000" style:border-line-width-bottom="0.18mm 0.35mm 0.18mm" fo:border-left="none" fo:border-right="none" fo:border-top="none"/>
      <style:text-properties style:font-name="Liberation Serif" fo:font-size="12pt" style:font-size-asian="12pt" style:font-size-complex="12pt"/>
    </style:style>
    <style:style style:name="ce25" style:family="table-cell" style:parent-style-name="Default">
      <style:table-cell-properties style:vertical-align="automatic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27" style:family="table-cell" style:parent-style-name="Default" style:data-style-name="N152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9" style:family="table-cell" style:parent-style-name="Default">
      <style:table-cell-properties fo:border-bottom="none" fo:border-left="none" fo:border-right="none" fo:border-top="2.01pt double-thin #000000" style:border-line-width-top="0.18mm 0.35mm 0.18mm"/>
      <style:text-properties style:font-name="Liberation Serif"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2" style:family="table-cell" style:parent-style-name="Default">
      <style:table-cell-properties fo:border-bottom="none" fo:border-left="none" fo:border-right="none" fo:border-top="2.01pt solid #000000"/>
      <style:text-properties style:font-name="Liberation Serif" fo:font-size="12pt" style:font-size-asian="12pt" style:font-size-complex="12pt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Liberation Serif" fo:font-size="12pt" style:font-size-asian="12pt" style:font-size-complex="12pt"/>
    </style:style>
    <style:style style:name="ce35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Liberation Serif"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style:font-size-asian="12pt" style:font-size-complex="12pt"/>
    </style:style>
    <style:style style:name="ce37" style:family="table-cell" style:parent-style-name="Default">
      <style:table-cell-properties style:vertical-align="automatic"/>
      <style:text-properties style:font-name="Liberation Serif" fo:font-size="10pt" style:font-size-asian="10pt" style:font-size-complex="10pt"/>
    </style:style>
    <style:style style:name="ce3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9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0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65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2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3" style:family="table-cell" style:parent-style-name="Default" style:data-style-name="N153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4" style:family="table-cell" style:parent-style-name="Default">
      <style:table-cell-properties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order-bottom="0.99pt solid #000000" fo:border-left="none" fo:border-right="none" fo:border-top="none" style:vertical-align="automatic"/>
      <style:text-properties style:font-name="Liberation Serif" fo:font-size="12pt" style:font-size-asian="12pt" style:font-size-complex="12pt"/>
    </style:style>
    <style:style style:name="ce46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style:font-name="Liberation Serif" fo:font-size="12pt" style:font-size-asian="12pt" style:font-size-complex="12pt"/>
    </style:style>
    <style:style style:name="ce47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8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Liberation Serif" fo:font-size="14pt" fo:font-style="italic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50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3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1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55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80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57" style:family="table-cell" style:parent-style-name="Default" style:data-style-name="N153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58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59" style:family="table-cell" style:parent-style-name="Defaul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61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double-thin #000000" style:border-line-width-top="0.18mm 0.35mm 0.18mm" style:vertical-align="automatic"/>
      <style:paragraph-properties fo:text-align="center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63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0pt" style:font-size-asian="10pt" style:font-size-complex="10pt"/>
    </style:style>
    <style:style style:name="ce188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style:font-name="Liberation Serif" fo:font-size="12pt" style:font-size-asian="12pt" style:font-size-complex="12pt"/>
    </style:style>
    <style:style style:name="ce65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style:font-name="Liberation Serif" fo:font-size="12pt" style:font-size-asian="12pt" style:font-size-complex="12pt"/>
    </style:style>
    <style:style style:name="ce66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style:font-name="Liberation Serif" fo:font-size="12pt" style:font-size-asian="12pt" style:font-size-complex="12pt"/>
    </style:style>
    <style:style style:name="ce67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automatic"/>
      <style:paragraph-properties fo:text-align="center" fo:margin-left="0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69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70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automatic"/>
      <style:paragraph-properties fo:text-align="center" fo:margin-left="0mm"/>
      <style:text-properties fo:font-size="10pt" style:font-size-asian="10pt" style:font-size-complex="10pt"/>
    </style:style>
    <style:style style:name="ce71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72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Liberation Serif" fo:font-size="12pt" fo:font-style="italic" fo:font-weight="bold" style:font-size-asian="10pt" style:font-weight-asian="bold" style:font-size-complex="10pt" style:font-weight-complex="bold"/>
    </style:style>
    <style:style style:name="ce73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/>
      <style:text-properties style:font-name="Liberation Serif" fo:font-size="12pt" style:font-size-asian="12pt" style:font-size-complex="12pt"/>
    </style:style>
    <style:style style:name="ce75" style:family="table-cell" style:parent-style-name="Default">
      <style:table-cell-properties fo:border-bottom="none" fo:border-left="none" fo:border-right="2.01pt double-thin #000000" style:border-line-width-right="0.18mm 0.35mm 0.18mm" fo:border-top="none"/>
      <style:text-properties style:font-name="Liberation Serif" fo:font-size="12pt" style:font-size-asian="12pt" style:font-size-complex="12pt"/>
    </style:style>
    <style:style style:name="ce76" style:family="table-cell" style:parent-style-name="Default">
      <style:table-cell-properties fo:border-bottom="2.01pt solid #000000" fo:border-left="none" fo:border-right="2.01pt double-thin #000000" style:border-line-width-right="0.18mm 0.35mm 0.18mm" fo:border-top="none"/>
      <style:text-properties style:font-name="Liberation Serif" fo:font-size="12pt" style:font-size-asian="12pt" style:font-size-complex="12pt"/>
    </style:style>
    <style:style style:name="ce77" style:family="table-cell" style:parent-style-name="Default">
      <style:table-cell-properties fo:border-bottom="none" fo:border-left="none" fo:border-right="2.01pt double-thin #000000" style:border-line-width-right="0.18mm 0.35mm 0.18mm" fo:border-top="2.01pt solid #000000"/>
      <style:text-properties style:font-name="Liberation Serif" fo:font-size="12pt" style:font-size-asian="12pt" style:font-size-complex="12pt"/>
    </style:style>
    <style:style style:name="ce78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/>
      <style:text-properties style:font-name="Liberation Serif" fo:font-size="12pt" style:font-size-asian="12pt" style:font-size-complex="12pt"/>
    </style:style>
    <style:style style:name="ce79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style:font-name="Liberation Serif" fo:font-size="12pt" style:font-size-asian="12pt" style:font-size-complex="12pt"/>
    </style:style>
    <style:style style:name="ce80" style:family="table-cell" style:parent-style-name="Default">
      <style:table-cell-properties fo:border-bottom="none" fo:border-left="2.01pt solid #000000" fo:border-right="none" fo:border-top="none" style:vertical-align="automatic"/>
      <style:text-properties style:font-name="Liberation Serif" fo:font-size="12pt" style:font-size-asian="12pt" style:font-size-complex="12pt"/>
    </style:style>
    <style:style style:name="ce81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style:font-name="Liberation Serif" fo:font-size="12pt" style:font-size-asian="12pt" style:font-size-complex="12pt"/>
    </style:style>
    <style:style style:name="ce82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able-cell-properties fo:border-bottom="none" fo:border-left="2.01pt solid #000000" fo:border-right="none" fo:border-top="none"/>
      <style:text-properties style:font-name="Liberation Serif" fo:font-size="12pt" style:font-size-asian="12pt" style:font-size-complex="12pt"/>
    </style:style>
    <style:style style:name="ce84" style:family="table-cell" style:parent-style-name="Default" style:data-style-name="N0">
      <style:table-cell-properties fo:border-bottom="0.99pt solid #000000" fo:background-color="#ffff99" style:text-align-source="fix" style:repeat-content="false" fo:border-left="2.01pt solid #000000" fo:border-right="none" fo:border-top="none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85" style:family="table-cell" style:parent-style-name="Default">
      <style:table-cell-properties fo:border-bottom="2.01pt solid #000000" fo:border-left="2.01pt solid #000000" fo:border-right="none" fo:border-top="none"/>
      <style:text-properties style:font-name="Liberation Serif" fo:font-size="12pt" style:font-size-asian="12pt" style:font-size-complex="12pt"/>
    </style:style>
    <style:style style:name="ce86" style:family="table-cell" style:parent-style-name="Default">
      <style:table-cell-properties fo:border-bottom="none" fo:border-left="2.01pt solid #000000" fo:border-right="none" fo:border-top="2.01pt solid #000000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88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89" style:family="table-cell" style:parent-style-name="Default">
      <style:table-cell-properties fo:border-bottom="none" fo:border-left="2.01pt solid #000000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mm"/>
      <style:text-properties style:font-name="Liberation Serif" fo:font-size="12pt" style:font-size-asian="12pt" style:font-size-complex="12pt"/>
    </style:style>
    <style:style style:name="ce91" style:family="table-cell" style:parent-style-name="Default">
      <style:table-cell-properties fo:border-bottom="0.06pt solid #000000" style:text-align-source="fix" style:repeat-content="false" fo:border-left="2.01pt solid #000000" fo:border-right="none" fo:border-top="none"/>
      <style:paragraph-properties fo:text-align="center" fo:margin-left="0mm"/>
      <style:text-properties style:font-name="Liberation Serif" fo:font-size="12pt" style:text-underline-style="none" fo:font-weight="bold" style:font-size-asian="12pt" style:font-weight-asian="bold" style:font-size-complex="12pt" style:font-weight-complex="bold"/>
    </style:style>
    <style:style style:name="ce92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Liberation Serif" fo:font-size="12pt" style:font-size-asian="12pt" style:font-size-complex="12pt"/>
    </style:style>
    <style:style style:name="ce93" style:family="table-cell" style:parent-style-name="Default">
      <style:table-cell-properties fo:border-bottom="2.01pt solid #000000" fo:border-left="none" fo:border-right="none" fo:border-top="none" style:vertical-align="automatic"/>
      <style:text-properties style:font-name="Liberation Serif" fo:font-size="12pt" style:font-size-asian="12pt" style:font-size-complex="12pt"/>
    </style:style>
    <style:style style:name="ce94" style:family="table-cell" style:parent-style-name="Default" style:data-style-name="N151">
      <style:table-cell-properties fo:background-color="#23b8dc" fo:border="0.51pt solid #000000" style:vertical-align="automatic"/>
      <style:text-properties style:font-name="Liberation Serif" fo:font-size="12pt" style:font-size-asian="12pt" style:font-size-complex="12pt"/>
    </style:style>
    <style:style style:name="ce95" style:family="table-cell" style:parent-style-name="Default" style:data-style-name="N151">
      <style:table-cell-properties fo:border-bottom="0.06pt solid #000000" fo:background-color="#e6e6e6" fo:border-left="none" fo:border-right="0.06pt solid #000000" fo:border-top="none" style:vertical-align="automatic"/>
      <style:text-properties style:font-name="Liberation Serif" fo:font-size="12pt" style:font-size-asian="12pt" style:font-size-complex="12pt"/>
    </style:style>
    <style:style style:name="ce96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97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98" style:family="table-cell" style:parent-style-name="Default" style:data-style-name="N151">
      <style:table-cell-properties fo:border-bottom="none" fo:background-color="transparent" fo:border-left="none" fo:border-right="none" fo:border-top="0.51pt solid #000000" style:vertical-align="automatic"/>
      <style:text-properties style:font-name="Liberation Serif" fo:font-size="12pt" style:font-size-asian="12pt" style:font-size-complex="12pt"/>
    </style:style>
    <style:style style:name="ce99" style:family="table-cell" style:parent-style-name="Default" style:data-style-name="N151">
      <style:table-cell-properties fo:border-bottom="0.51pt solid #000000" fo:background-color="transparent" fo:border-left="none" fo:border-right="none" fo:border-top="none" style:vertical-align="automatic"/>
      <style:text-properties style:font-name="Liberation Serif" fo:font-size="12pt" style:font-size-asian="12pt" style:font-size-complex="12pt"/>
    </style:style>
    <style:style style:name="ce100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style:font-name="Liberation Serif" fo:font-size="12pt" style:font-size-asian="12pt" style:font-size-complex="12pt"/>
    </style:style>
    <style:style style:name="ce101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automatic"/>
      <style:text-properties style:font-name="Liberation Serif" fo:font-size="12pt" style:font-size-asian="12pt" style:font-size-complex="12pt"/>
    </style:style>
    <style:style style:name="ce102" style:family="table-cell" style:parent-style-name="Default" style:data-style-name="N153">
      <style:table-cell-properties fo:border-bottom="0.06pt solid #000000" fo:background-color="#e6e6e6" fo:border-left="none" fo:border-right="0.06pt solid #000000" fo:border-top="none" style:vertical-align="automatic"/>
      <style:text-properties style:font-name="Liberation Serif" fo:font-size="12pt" style:font-size-asian="12pt" style:font-size-complex="12pt"/>
    </style:style>
    <style:style style:name="ce103" style:family="table-cell" style:parent-style-name="Default">
      <style:table-cell-properties fo:border-bottom="0.51pt solid #000000" fo:background-color="#23b8dc" style:text-align-source="fix" style:repeat-content="false" fo:border-left="0.51pt solid #000000" fo:border-right="0.51pt solid #000000" fo:border-top="2.01pt double-thin #000000" style:border-line-width-top="0.18mm 0.35mm 0.18mm" style:vertical-align="automatic"/>
      <style:paragraph-properties fo:text-align="start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>
      <style:table-cell-properties fo:background-color="#23b8dc" fo:border="0.51pt solid #000000" style:vertical-align="automatic"/>
      <style:text-properties style:font-name="Liberation Serif" fo:font-size="12pt" style:font-size-asian="12pt" style:font-size-complex="12pt"/>
    </style:style>
    <style:style style:name="ce105" style:family="table-cell" style:parent-style-name="Default" style:data-style-name="N0">
      <style:table-cell-properties fo:background-color="#23b8dc" fo:border="0.51pt solid #000000" style:vertical-align="automatic"/>
      <style:text-properties style:font-name="Liberation Serif" fo:font-size="12pt" style:font-size-asian="12pt" style:font-size-complex="12pt"/>
    </style:style>
    <style:style style:name="ce106" style:family="table-cell" style:parent-style-name="Default" style:data-style-name="N153">
      <style:table-cell-properties fo:background-color="#23b8dc" fo:border="0.51pt solid #000000" style:vertical-align="automatic"/>
      <style:text-properties style:font-name="Liberation Serif" fo:font-size="12pt" style:font-size-asian="12pt" style:font-size-complex="12pt"/>
    </style:style>
    <style:style style:name="ce107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Liberation Serif" fo:font-size="12pt" fo:font-style="italic" fo:font-weight="bold" style:font-size-asian="12pt" style:font-weight-asian="bold" style:font-size-complex="12pt" style:font-weight-complex="bold"/>
    </style:style>
    <style:style style:name="ce108" style:family="table-cell" style:parent-style-name="Default" style:data-style-name="N2">
      <style:table-cell-properties style:text-align-source="fix" style:repeat-content="false" fo:border="0.99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09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erif" fo:font-size="12pt" style:font-size-asian="12pt" style:font-size-complex="12pt"/>
    </style:style>
    <style:style style:name="ce110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style:font-name="Liberation Serif" fo:font-size="12pt" style:font-size-asian="12pt" style:font-size-complex="12pt"/>
    </style:style>
    <style:style style:name="ce111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style:font-name="Liberation Serif" fo:font-size="12pt" style:font-size-asian="12pt" style:font-size-complex="12pt"/>
    </style:style>
    <style:style style:name="ce112" style:family="table-cell" style:parent-style-name="Default">
      <style:table-cell-properties fo:border-bottom="none" fo:border-left="none" fo:border-right="2.01pt solid #000000" fo:border-top="none" style:vertical-align="automatic"/>
      <style:text-properties style:font-name="Liberation Serif" fo:font-size="12pt" style:font-size-asian="12pt" style:font-size-complex="12pt"/>
    </style:style>
    <style:style style:name="ce113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style:font-name="Liberation Serif" fo:font-size="12pt" style:font-size-asian="12pt" style:font-size-complex="12pt"/>
    </style:style>
    <style:style style:name="ce114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style:font-name="Liberation Serif" fo:font-size="12pt" style:font-size-asian="12pt" style:font-size-complex="12pt"/>
    </style:style>
    <style:style style:name="ce115" style:family="table-cell" style:parent-style-name="Default">
      <style:table-cell-properties fo:border-bottom="none" fo:border-left="none" fo:border-right="2.01pt solid #000000" fo:border-top="none"/>
      <style:text-properties style:font-name="Liberation Serif" fo:font-size="12pt" style:font-size-asian="12pt" style:font-size-complex="12pt"/>
    </style:style>
    <style:style style:name="ce116" style:family="table-cell" style:parent-style-name="Default">
      <style:table-cell-properties fo:border-bottom="2.01pt solid #000000" fo:border-left="none" fo:border-right="2.01pt solid #000000" fo:border-top="none"/>
      <style:text-properties style:font-name="Liberation Serif" fo:font-size="12pt" style:font-size-asian="12pt" style:font-size-complex="12pt"/>
    </style:style>
    <style:style style:name="ce117" style:family="table-cell" style:parent-style-name="Default">
      <style:table-cell-properties fo:border-bottom="none" fo:border-left="none" fo:border-right="2.01pt solid #000000" fo:border-top="2.01pt solid #000000"/>
      <style:text-properties style:font-name="Liberation Serif" fo:font-size="12pt" style:font-size-asian="12pt" style:font-size-complex="12pt"/>
    </style:style>
    <style:style style:name="ce118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9" style:family="table-cell" style:parent-style-name="Default" style:data-style-name="N151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Liberation Serif" fo:font-size="12pt" style:font-size-asian="12pt" style:font-size-complex="12pt"/>
    </style:style>
    <style:style style:name="ce120" style:family="table-cell" style:parent-style-name="Default" style:data-style-name="N151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Liberation Serif" fo:font-size="12pt" style:font-size-asian="12pt" style:font-size-complex="12pt"/>
    </style:style>
    <style:style style:name="ce121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Liberation Serif" fo:font-size="12pt" style:font-size-asian="12pt" style:font-size-complex="12pt"/>
    </style:style>
    <style:style style:name="ce122" style:family="table-cell" style:parent-style-name="Default" style:data-style-name="N151">
      <style:table-cell-properties fo:border-bottom="0.06pt solid #000000" fo:background-color="#e6e6e6" fo:border-left="none" fo:border-right="none" fo:border-top="none" style:vertical-align="automatic"/>
      <style:text-properties style:font-name="Liberation Serif" fo:font-size="12pt" style:font-size-asian="12pt" style:font-size-complex="12pt"/>
    </style:style>
    <style:style style:name="ce123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style:font-name="Liberation Serif" fo:font-size="12pt" style:font-size-asian="12pt" style:font-size-complex="12pt"/>
    </style:style>
    <style:style style:name="ce124" style:family="table-cell" style:parent-style-name="Default" style:data-style-name="N153">
      <style:table-cell-properties fo:border-bottom="0.06pt solid #000000" fo:background-color="#e6e6e6" fo:border-left="none" fo:border-right="none" fo:border-top="none" style:vertical-align="automatic"/>
      <style:text-properties style:font-name="Liberation Serif" fo:font-size="12pt" style:font-size-asian="12pt" style:font-size-complex="12pt"/>
    </style:style>
    <style:style style:name="ce125" style:family="table-cell" style:parent-style-name="Default">
      <style:table-cell-properties style:vertical-align="automatic"/>
      <style:text-properties fo:color="#ff0000" style:font-name="Liberation Serif" fo:font-size="12pt" style:font-size-asian="12pt" style:font-size-complex="12pt"/>
    </style:style>
    <style:style style:name="ce126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Liberation Serif" fo:font-size="12pt" style:font-size-asian="12pt" style:font-size-complex="12pt"/>
    </style:style>
    <style:style style:name="ce127" style:family="table-cell" style:parent-style-name="Default" style:data-style-name="N151">
      <style:table-cell-properties fo:border-bottom="0.51pt solid #000000" fo:background-color="#23b8dc" fo:border-left="none" fo:border-right="none" fo:border-top="none" style:vertical-align="automatic"/>
      <style:text-properties style:font-name="Liberation Serif" fo:font-size="12pt" style:font-size-asian="12pt" style:font-size-complex="12pt"/>
    </style:style>
    <style:style style:name="ce128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style:font-name="Liberation Serif" fo:font-size="12pt" style:font-size-asian="12pt" style:font-size-complex="12pt"/>
    </style:style>
    <style:style style:name="ce129" style:family="table-cell" style:parent-style-name="Default" style:data-style-name="N153">
      <style:table-cell-properties fo:border-bottom="0.51pt solid #000000" fo:background-color="#23b8dc" fo:border-left="none" fo:border-right="none" fo:border-top="none" style:vertical-align="automatic"/>
      <style:text-properties style:font-name="Liberation Serif" fo:font-size="12pt" style:font-size-asian="12pt" style:font-size-complex="12pt"/>
    </style:style>
  </office:automatic-styles>
  <office:body>
    <office:spreadsheet>
      <table:table table:name="Sheet1" table:style-name="ta1" table:print-ranges="Sheet1.B1:Sheet1.M66 Sheet1.B67:Sheet1.M132">
        <table:table-column table:style-name="co1" table:default-cell-style-name="ce2"/>
        <table:table-column table:style-name="co1" table:default-cell-style-name="ce130"/>
        <table:table-column table:style-name="co2" table:number-columns-repeated="11" table:default-cell-style-name="ce130"/>
        <table:table-column table:style-name="co1" table:default-cell-style-name="ce130"/>
        <table:table-column table:style-name="co2" table:number-columns-repeated="1010" table:default-cell-style-name="ce130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14" table:number-columns-repeated="10"/>
          <table:table-cell table:style-name="ce188"/>
          <table:table-cell/>
          <table:table-cell table:style-name="ce79" office:value-type="string" calcext:value-type="string">
            <text:p>Revision 1.0-20150602</text:p>
          </table:table-cell>
          <table:table-cell table:style-name="ce92" table:number-columns-repeated="9"/>
          <table:table-cell table:style-name="ce111"/>
          <table:table-cell/>
          <table:table-cell table:style-name="ce118" office:value-type="string" calcext:value-type="string">
            <text:p>Print Area</text:p>
          </table:table-cell>
          <table:table-cell table:style-name="ce7" table:number-columns-repeated="3"/>
          <table:table-cell table:number-columns-repeated="99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/>
          <table:table-cell table:style-name="ce7" table:number-columns-repeated="5"/>
          <table:table-cell table:style-name="ce48" office:value-type="string" calcext:value-type="string">
            <text:p>Medical University of South Carolina</text:p>
          </table:table-cell>
          <table:table-cell table:style-name="ce7" table:number-columns-repeated="4"/>
          <table:table-cell table:style-name="ce65"/>
          <table:table-cell/>
          <table:table-cell table:style-name="ce80"/>
          <table:table-cell table:style-name="ce7" table:number-columns-repeated="4"/>
          <table:table-cell table:style-name="ce107" office:value-type="string" calcext:value-type="string">
            <text:p>Medical University of South Carolina</text:p>
          </table:table-cell>
          <table:table-cell table:style-name="ce7" table:number-columns-repeated="4"/>
          <table:table-cell table:style-name="ce112"/>
          <table:table-cell/>
          <table:table-cell table:style-name="ce119"/>
          <table:table-cell table:style-name="ce7" table:number-columns-repeated="3"/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/>
          <table:table-cell table:style-name="ce7" table:number-columns-repeated="5"/>
          <table:table-cell table:style-name="ce48" office:value-type="string" calcext:value-type="string">
            <text:p>Charleston, South Carolina</text:p>
          </table:table-cell>
          <table:table-cell table:style-name="ce7" table:number-columns-repeated="4"/>
          <table:table-cell table:style-name="ce65"/>
          <table:table-cell/>
          <table:table-cell table:style-name="ce80"/>
          <table:table-cell table:style-name="ce7" table:number-columns-repeated="4"/>
          <table:table-cell table:style-name="ce107" office:value-type="string" calcext:value-type="string">
            <text:p>Charleston, South Carolina</text:p>
          </table:table-cell>
          <table:table-cell table:style-name="ce7" table:number-columns-repeated="4"/>
          <table:table-cell table:style-name="ce112"/>
          <table:table-cell/>
          <table:table-cell table:style-name="ce120" table:formula="of:=IF([.AB7]=&quot;&quot;;&quot;&quot;;[.AB7])">
            <text:p/>
          </table:table-cell>
          <table:table-cell table:style-name="ce7" table:number-columns-repeated="3"/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7" table:number-columns-repeated="5"/>
          <table:table-cell table:style-name="ce49"/>
          <table:table-cell table:style-name="ce7" table:number-columns-repeated="4"/>
          <table:table-cell table:style-name="ce65"/>
          <table:table-cell/>
          <table:table-cell table:style-name="ce80"/>
          <table:table-cell table:style-name="ce7" table:number-columns-repeated="4"/>
          <table:table-cell table:style-name="ce49"/>
          <table:table-cell table:style-name="ce7" table:number-columns-repeated="4"/>
          <table:table-cell table:style-name="ce112"/>
          <table:table-cell/>
          <table:table-cell table:style-name="ce34" office:value-type="string" calcext:value-type="string">
            <text:p>All:</text:p>
          </table:table-cell>
          <table:table-cell table:style-name="ce35"/>
          <table:table-cell table:style-name="ce7" table:number-columns-repeated="2"/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7" table:number-columns-repeated="5"/>
          <table:table-cell table:style-name="ce48" office:value-type="string" calcext:value-type="string">
            <text:p>Bone Mineral Density Compliance Inspection</text:p>
          </table:table-cell>
          <table:table-cell table:style-name="ce7" table:number-columns-repeated="4"/>
          <table:table-cell table:style-name="ce65"/>
          <table:table-cell/>
          <table:table-cell table:style-name="ce80"/>
          <table:table-cell table:style-name="ce7" table:number-columns-repeated="4"/>
          <table:table-cell table:style-name="ce107" office:value-type="string" calcext:value-type="string">
            <text:p>Bone Mineral Density Compliance Inspection</text:p>
          </table:table-cell>
          <table:table-cell table:style-name="ce7" table:number-columns-repeated="4"/>
          <table:table-cell table:style-name="ce112"/>
          <table:table-cell/>
          <table:table-cell table:style-name="ce34"/>
          <table:table-cell table:style-name="ce7" table:number-columns-repeated="3"/>
          <table:table-cell table:number-columns-repeated="99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/>
          <table:table-cell table:style-name="ce15" table:number-columns-repeated="10"/>
          <table:table-cell table:style-name="ce66"/>
          <table:table-cell/>
          <table:table-cell table:style-name="ce81"/>
          <table:table-cell table:style-name="ce93" table:number-columns-repeated="9"/>
          <table:table-cell table:style-name="ce113"/>
          <table:table-cell/>
          <table:table-cell table:style-name="ce67" office:value-type="string" calcext:value-type="string">
            <text:p>Measurement Parameter</text:p>
          </table:table-cell>
          <table:table-cell table:style-name="ce7" office:value-type="string" calcext:value-type="string">
            <text:p>Last Year</text:p>
          </table:table-cell>
          <table:table-cell table:style-name="ce7"/>
          <table:table-cell table:style-name="ce7" office:value-type="string" calcext:value-type="string">
            <text:p>This Year</text:p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3"/>
          <table:table-cell table:style-name="ce7" office:value-type="string" calcext:value-type="string">
            <text:p>Date:</text:p>
          </table:table-cell>
          <table:table-cell table:style-name="ce94"/>
          <table:table-cell table:style-name="ce98"/>
          <table:table-cell table:style-name="ce7" table:number-columns-repeated="5"/>
          <table:table-cell table:style-name="ce7" office:value-type="string" calcext:value-type="string">
            <text:p>Inspector:</text:p>
          </table:table-cell>
          <table:table-cell table:style-name="ce100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104" office:value-type="string" calcext:value-type="string">
            <text:p>Eugene Mah</text:p>
          </table:table-cell>
          <table:table-cell/>
          <table:table-cell table:style-name="ce34" office:value-type="string" calcext:value-type="string">
            <text:p>Print Area</text:p>
          </table:table-cell>
          <table:table-cell table:style-name="ce121"/>
          <table:table-cell table:style-name="ce125" table:formula="of:=IF([.AB7]&lt;&gt;[.AD7];&quot;Change&quot;;&quot;&quot;)">
            <text:p/>
          </table:table-cell>
          <table:table-cell table:style-name="ce126" table:formula="of:=IF(OR([.AA2]=&quot;&quot;;[.AA2]=0);&quot;&quot;;[.AA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7" table:number-columns-repeated="6"/>
          <table:table-cell table:style-name="ce50" office:value-type="string" calcext:value-type="string">
            <text:p>System Information</text:p>
          </table:table-cell>
          <table:table-cell table:style-name="ce7" table:number-columns-repeated="5"/>
          <table:table-cell/>
          <table:table-cell table:style-name="ce7" office:value-type="string" calcext:value-type="string">
            <text:p>Previous Date:</text:p>
          </table:table-cell>
          <table:table-cell table:style-name="ce95" table:formula="of:=IF([.AB8]=&quot;&quot;;&quot;&quot;;[.AB8])">
            <text:p/>
          </table:table-cell>
          <table:table-cell table:style-name="ce99"/>
          <table:table-cell table:style-name="ce7" table:number-columns-repeated="2"/>
          <table:table-cell table:style-name="ce50" office:value-type="string" calcext:value-type="string">
            <text:p>System Information</text:p>
          </table:table-cell>
          <table:table-cell table:style-name="ce7" table:number-columns-repeated="2"/>
          <table:table-cell table:style-name="ce110" table:number-columns-repeated="2"/>
          <table:table-cell table:style-name="ce114"/>
          <table:table-cell/>
          <table:table-cell table:style-name="ce34" office:value-type="string" calcext:value-type="string">
            <text:p>Date</text:p>
          </table:table-cell>
          <table:table-cell table:style-name="ce122"/>
          <table:table-cell table:style-name="ce125" table:formula="of:=IF([.AB8]&lt;&gt;[.AD8];&quot;Change&quot;;&quot;&quot;)">
            <text:p/>
          </table:table-cell>
          <table:table-cell table:style-name="ce127" table:formula="of:=IF([.P7]=&quot;&quot;;&quot;&quot;;[.P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/>
          <table:table-cell table:style-name="ce14"/>
          <table:table-cell table:style-name="ce17" office:value-type="string" calcext:value-type="string">
            <text:p>Location</text:p>
          </table:table-cell>
          <table:table-cell table:style-name="ce14" table:number-columns-repeated="8"/>
          <table:table-cell table:style-name="ce188"/>
          <table:table-cell/>
          <table:table-cell table:style-name="ce9"/>
          <table:table-cell table:style-name="ce17" office:value-type="string" calcext:value-type="string">
            <text:p>Location</text:p>
          </table:table-cell>
          <table:table-cell table:style-name="ce14" table:number-columns-repeated="2"/>
          <table:table-cell table:style-name="ce103" office:value-type="string" calcext:value-type="string">
            <text:p>Input Changes Only</text:p>
          </table:table-cell>
          <table:table-cell table:style-name="ce14" table:number-columns-repeated="3"/>
          <table:table-cell table:style-name="ce103" office:value-type="string" calcext:value-type="string">
            <text:p>Input Changes Only</text:p>
          </table:table-cell>
          <table:table-cell table:style-name="ce29"/>
          <table:table-cell table:style-name="ce74"/>
          <table:table-cell/>
          <table:table-cell table:style-name="ce34" office:value-type="string" calcext:value-type="string">
            <text:p>Inspector</text:p>
          </table:table-cell>
          <table:table-cell table:style-name="ce123"/>
          <table:table-cell table:style-name="ce125" table:formula="of:=IF([.AB9]&lt;&gt;[.AD9];&quot;Change&quot;;&quot;&quot;)" office:value-type="string" office:string-value="Change" calcext:value-type="string">
            <text:p>Change</text:p>
          </table:table-cell>
          <table:table-cell table:style-name="ce128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16"/>
          <table:table-cell table:style-name="ce7"/>
          <table:table-cell table:style-name="ce34" office:value-type="string" calcext:value-type="string">
            <text:p>Facility:</text:p>
          </table:table-cell>
          <table:table-cell table:style-name="ce38" table:formula="of:=IF([.R10]=&quot;&quot;;&quot;&quot;;[.R10])" table:number-columns-spanned="2" table:number-rows-spanned="1">
            <text:p/>
          </table:table-cell>
          <table:covered-table-cell table:style-name="ce45"/>
          <table:table-cell table:style-name="ce7" table:number-columns-repeated="2"/>
          <table:table-cell table:style-name="ce34" office:value-type="string" calcext:value-type="string">
            <text:p>Site Number:</text:p>
          </table:table-cell>
          <table:table-cell table:style-name="ce42" table:formula="of:=IF([.V10]=&quot;&quot;;&quot;&quot;;[.V10])" table:number-columns-spanned="2" table:number-rows-spanned="1">
            <text:p/>
          </table:table-cell>
          <table:covered-table-cell table:style-name="ce165"/>
          <table:table-cell table:style-name="ce65"/>
          <table:table-cell/>
          <table:table-cell table:style-name="ce10"/>
          <table:table-cell table:style-name="ce7"/>
          <table:table-cell table:style-name="ce34" office:value-type="string" calcext:value-type="string">
            <text:p>Facility:</text:p>
          </table:table-cell>
          <table:table-cell table:style-name="ce100" table:formula="of:=IF([.S10]&lt;&gt;&quot;&quot;;[.S10];IF([.AB10]=&quot;&quot;;&quot;&quot;;[.AB10]))">
            <text:p/>
          </table:table-cell>
          <table:table-cell table:style-name="ce104"/>
          <table:table-cell table:style-name="ce7"/>
          <table:table-cell table:style-name="ce34" office:value-type="string" calcext:value-type="string">
            <text:p>Site Number:</text:p>
          </table:table-cell>
          <table:table-cell table:style-name="ce100" table:formula="of:=IF([.W10]&lt;&gt;&quot;&quot;;[.W10];IF([.AB15]=&quot;&quot;;&quot;&quot;;[.AB15]))">
            <text:p/>
          </table:table-cell>
          <table:table-cell table:style-name="ce104"/>
          <table:table-cell/>
          <table:table-cell table:style-name="ce75"/>
          <table:table-cell/>
          <table:table-cell table:style-name="ce34" office:value-type="string" calcext:value-type="string">
            <text:p>Facility:</text:p>
          </table:table-cell>
          <table:table-cell table:style-name="ce123"/>
          <table:table-cell table:style-name="ce125" table:formula="of:=IF([.AB10]&lt;&gt;[.AD10];&quot;Change&quot;;&quot;&quot;)">
            <text:p/>
          </table:table-cell>
          <table:table-cell table:style-name="ce128" table:formula="of:=IF([.R10]=&quot;&quot;;&quot;&quot;;[.R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style-name="ce16"/>
          <table:table-cell table:style-name="ce7"/>
          <table:table-cell table:style-name="ce34" office:value-type="string" calcext:value-type="string">
            <text:p>Department:</text:p>
          </table:table-cell>
          <table:table-cell table:style-name="ce39" table:formula="of:=IF([.R11]=&quot;&quot;;&quot;&quot;;[.R11])" table:number-columns-spanned="2" table:number-rows-spanned="1">
            <text:p/>
          </table:table-cell>
          <table:covered-table-cell table:style-name="ce46"/>
          <table:table-cell table:style-name="ce7" table:number-columns-repeated="2"/>
          <table:table-cell table:style-name="ce34" office:value-type="string" calcext:value-type="string">
            <text:p>Authorized Use:</text:p>
          </table:table-cell>
          <table:table-cell table:style-name="ce180" table:formula="of:=IF([.V11]=&quot;&quot;;&quot;&quot;;[.V11])" table:number-columns-spanned="2" table:number-rows-spanned="1">
            <text:p/>
          </table:table-cell>
          <table:covered-table-cell table:style-name="ce180"/>
          <table:table-cell table:style-name="ce65"/>
          <table:table-cell/>
          <table:table-cell table:style-name="ce10"/>
          <table:table-cell table:style-name="ce7"/>
          <table:table-cell table:style-name="ce34" office:value-type="string" calcext:value-type="string">
            <text:p>Department:</text:p>
          </table:table-cell>
          <table:table-cell table:style-name="ce100" table:formula="of:=IF([.S11]&lt;&gt;&quot;&quot;;[.S11];IF([.AB11]=&quot;&quot;;&quot;&quot;;[.AB11]))">
            <text:p/>
          </table:table-cell>
          <table:table-cell table:style-name="ce104"/>
          <table:table-cell table:style-name="ce7"/>
          <table:table-cell table:style-name="ce34" office:value-type="string" calcext:value-type="string">
            <text:p>Authorized Use:</text:p>
          </table:table-cell>
          <table:table-cell table:style-name="ce100" table:formula="of:=IF([.W11]&lt;&gt;&quot;&quot;;[.W11];IF([.AB16]=&quot;&quot;;&quot;&quot;;[.AB16]))">
            <text:p/>
          </table:table-cell>
          <table:table-cell table:style-name="ce104"/>
          <table:table-cell/>
          <table:table-cell table:style-name="ce75"/>
          <table:table-cell/>
          <table:table-cell table:style-name="ce34" office:value-type="string" calcext:value-type="string">
            <text:p>Department:</text:p>
          </table:table-cell>
          <table:table-cell table:style-name="ce123"/>
          <table:table-cell table:style-name="ce125" table:formula="of:=IF([.AB11]&lt;&gt;[.AD11];&quot;Change&quot;;&quot;&quot;)">
            <text:p/>
          </table:table-cell>
          <table:table-cell table:style-name="ce128" table:formula="of:=IF([.R11]=&quot;&quot;;&quot;&quot;;[.R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style-name="ce16"/>
          <table:table-cell table:style-name="ce7"/>
          <table:table-cell table:style-name="ce34" office:value-type="string" calcext:value-type="string">
            <text:p>Area/Division:</text:p>
          </table:table-cell>
          <table:table-cell table:style-name="ce39" table:formula="of:=IF([.R12]=&quot;&quot;;&quot;&quot;;[.R12])" table:number-columns-spanned="2" table:number-rows-spanned="1">
            <text:p/>
          </table:table-cell>
          <table:covered-table-cell table:style-name="ce46"/>
          <table:table-cell table:style-name="ce7" table:number-columns-repeated="2"/>
          <table:table-cell table:style-name="ce34" office:value-type="string" calcext:value-type="string">
            <text:p>Date of Installation:</text:p>
          </table:table-cell>
          <table:table-cell table:style-name="ce57" table:formula="of:=IF([.V12]=&quot;&quot;;&quot;&quot;;[.V12])" table:number-columns-spanned="2" table:number-rows-spanned="1">
            <text:p/>
          </table:table-cell>
          <table:covered-table-cell table:style-name="ce180"/>
          <table:table-cell table:style-name="ce65"/>
          <table:table-cell/>
          <table:table-cell table:style-name="ce10"/>
          <table:table-cell table:style-name="ce7"/>
          <table:table-cell table:style-name="ce34" office:value-type="string" calcext:value-type="string">
            <text:p>Area/Division:</text:p>
          </table:table-cell>
          <table:table-cell table:style-name="ce100" table:formula="of:=IF([.S12]&lt;&gt;&quot;&quot;;[.S12];IF([.AB12]=&quot;&quot;;&quot;&quot;;[.AB12]))">
            <text:p/>
          </table:table-cell>
          <table:table-cell table:style-name="ce104"/>
          <table:table-cell table:style-name="ce7"/>
          <table:table-cell table:style-name="ce34" office:value-type="string" calcext:value-type="string">
            <text:p>Date of Installation:</text:p>
          </table:table-cell>
          <table:table-cell table:style-name="ce102" table:formula="of:=IF([.W12]&lt;&gt;&quot;&quot;;[.W12];IF([.AB17]=&quot;&quot;;&quot;&quot;;[.AB17]))">
            <text:p/>
          </table:table-cell>
          <table:table-cell table:style-name="ce106"/>
          <table:table-cell/>
          <table:table-cell table:style-name="ce75"/>
          <table:table-cell/>
          <table:table-cell table:style-name="ce34" office:value-type="string" calcext:value-type="string">
            <text:p>Area/Division:</text:p>
          </table:table-cell>
          <table:table-cell table:style-name="ce123"/>
          <table:table-cell table:style-name="ce125" table:formula="of:=IF([.AB12]&lt;&gt;[.AD12];&quot;Change&quot;;&quot;&quot;)">
            <text:p/>
          </table:table-cell>
          <table:table-cell table:style-name="ce128" table:formula="of:=IF([.R12]=&quot;&quot;;&quot;&quot;;[.R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16"/>
          <table:table-cell table:style-name="ce7"/>
          <table:table-cell table:style-name="ce34" office:value-type="string" calcext:value-type="string">
            <text:p>Survey ID:</text:p>
          </table:table-cell>
          <table:table-cell table:style-name="ce40" table:formula="of:=IF([.R13]=&quot;&quot;;&quot;&quot;;[.R13])" table:number-columns-spanned="2" table:number-rows-spanned="1">
            <text:p/>
          </table:table-cell>
          <table:covered-table-cell table:style-name="ce46"/>
          <table:table-cell table:style-name="ce7" table:number-columns-repeated="2"/>
          <table:table-cell table:style-name="ce34"/>
          <table:table-cell table:style-name="ce58" table:number-columns-spanned="2" table:number-rows-spanned="1"/>
          <table:covered-table-cell table:style-name="ce60"/>
          <table:table-cell table:style-name="ce65"/>
          <table:table-cell/>
          <table:table-cell table:style-name="ce10"/>
          <table:table-cell table:style-name="ce7"/>
          <table:table-cell table:style-name="ce34" office:value-type="string" calcext:value-type="string">
            <text:p>Survey ID:</text:p>
          </table:table-cell>
          <table:table-cell table:style-name="ce101" table:formula="of:=IF([.S13]&lt;&gt;&quot;&quot;;[.S13];IF([.AB13]=&quot;&quot;;&quot;&quot;;[.AB13]))">
            <text:p/>
          </table:table-cell>
          <table:table-cell table:style-name="ce105"/>
          <table:table-cell table:style-name="ce7"/>
          <table:table-cell/>
          <table:table-cell table:formula="of:=IF([.W13]&lt;&gt;&quot;&quot;;[.W13];IF([.AB18]=&quot;&quot;;&quot;&quot;;[.AB18]))">
            <text:p/>
          </table:table-cell>
          <table:table-cell table:number-columns-repeated="2"/>
          <table:table-cell table:style-name="ce75"/>
          <table:table-cell/>
          <table:table-cell table:style-name="ce34" office:value-type="string" calcext:value-type="string">
            <text:p>Survey ID:</text:p>
          </table:table-cell>
          <table:table-cell table:style-name="ce123"/>
          <table:table-cell table:style-name="ce125" table:formula="of:=IF([.AB13]&lt;&gt;[.AD13];&quot;Change&quot;;&quot;&quot;)">
            <text:p/>
          </table:table-cell>
          <table:table-cell table:style-name="ce128" table:formula="of:=IF([.R13]=&quot;&quot;;&quot;&quot;;[.R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style-name="ce16"/>
          <table:table-cell table:style-name="ce7" table:number-columns-repeated="9"/>
          <table:table-cell table:style-name="ce65"/>
          <table:table-cell/>
          <table:table-cell table:style-name="ce10"/>
          <table:table-cell table:style-name="ce7"/>
          <table:table-cell table:style-name="ce34" office:value-type="string" calcext:value-type="string">
            <text:p>Room Number:</text:p>
          </table:table-cell>
          <table:table-cell table:style-name="ce100" table:formula="of:=IF([.S14]&lt;&gt;&quot;&quot;;[.S14];IF([.AB14]=&quot;&quot;;&quot;&quot;;[.AB14]))">
            <text:p/>
          </table:table-cell>
          <table:table-cell table:style-name="ce104"/>
          <table:table-cell table:style-name="ce7"/>
          <table:table-cell/>
          <table:table-cell table:formula="of:=IF([.W14]&lt;&gt;&quot;&quot;;[.W14];IF([.AB19]=&quot;&quot;;&quot;&quot;;[.AB19]))">
            <text:p/>
          </table:table-cell>
          <table:table-cell table:number-columns-repeated="2"/>
          <table:table-cell table:style-name="ce75"/>
          <table:table-cell/>
          <table:table-cell table:style-name="ce34" office:value-type="string" calcext:value-type="string">
            <text:p>Room Number:</text:p>
          </table:table-cell>
          <table:table-cell table:style-name="ce123"/>
          <table:table-cell table:style-name="ce125" table:formula="of:=IF([.AB14]&lt;&gt;[.AD14];&quot;Change&quot;;&quot;&quot;)">
            <text:p/>
          </table:table-cell>
          <table:table-cell table:style-name="ce128" table:formula="of:=IF([.R14]=&quot;&quot;;&quot;&quot;;[.R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16"/>
          <table:table-cell table:style-name="ce25" office:value-type="string" calcext:value-type="string">
            <text:p>X-Ray Generator</text:p>
          </table:table-cell>
          <table:table-cell table:style-name="ce7" table:number-columns-repeated="8"/>
          <table:table-cell table:style-name="ce65"/>
          <table:table-cell/>
          <table:table-cell table:style-name="ce10"/>
          <table:table-cell table:number-columns-repeated="9"/>
          <table:table-cell table:style-name="ce75"/>
          <table:table-cell/>
          <table:table-cell table:style-name="ce34" office:value-type="string" calcext:value-type="string">
            <text:p>Site Number:</text:p>
          </table:table-cell>
          <table:table-cell table:style-name="ce123"/>
          <table:table-cell table:style-name="ce125" table:formula="of:=IF([.AB15]&lt;&gt;[.AD15];&quot;Change&quot;;&quot;&quot;)">
            <text:p/>
          </table:table-cell>
          <table:table-cell table:style-name="ce128" table:formula="of:=IF([.V10]=&quot;&quot;;&quot;&quot;;[.V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16"/>
          <table:table-cell table:style-name="ce7"/>
          <table:table-cell table:style-name="ce34" office:value-type="string" calcext:value-type="string">
            <text:p>Manufacturer:</text:p>
          </table:table-cell>
          <table:table-cell table:style-name="ce165" table:formula="of:=IF([.R17]=&quot;&quot;;&quot;&quot;;[.R17])" table:number-columns-spanned="2" table:number-rows-spanned="1">
            <text:p/>
          </table:table-cell>
          <table:covered-table-cell table:style-name="ce165"/>
          <table:table-cell table:style-name="ce7" table:number-columns-repeated="2"/>
          <table:table-cell table:style-name="ce34" office:value-type="string" calcext:value-type="string">
            <text:p>Manufacture Date:</text:p>
          </table:table-cell>
          <table:table-cell table:style-name="ce43" table:formula="of:=IF([.V17]=&quot;&quot;;&quot;&quot;;[.V17])" table:number-columns-spanned="2" table:number-rows-spanned="1">
            <text:p/>
          </table:table-cell>
          <table:covered-table-cell table:style-name="ce165"/>
          <table:table-cell table:style-name="ce65"/>
          <table:table-cell/>
          <table:table-cell table:style-name="ce10"/>
          <table:table-cell table:style-name="ce25" office:value-type="string" calcext:value-type="string">
            <text:p>X-Ray Generator</text:p>
          </table:table-cell>
          <table:table-cell table:style-name="ce7" table:number-columns-repeated="7"/>
          <table:table-cell/>
          <table:table-cell table:style-name="ce75"/>
          <table:table-cell/>
          <table:table-cell table:style-name="ce34" office:value-type="string" calcext:value-type="string">
            <text:p>Authorized Use:</text:p>
          </table:table-cell>
          <table:table-cell table:style-name="ce123"/>
          <table:table-cell table:style-name="ce125" table:formula="of:=IF([.AB16]&lt;&gt;[.AD16];&quot;Change&quot;;&quot;&quot;)">
            <text:p/>
          </table:table-cell>
          <table:table-cell table:style-name="ce128" table:formula="of:=IF([.V11]=&quot;&quot;;&quot;&quot;;[.V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16"/>
          <table:table-cell table:style-name="ce7"/>
          <table:table-cell table:style-name="ce34" office:value-type="string" calcext:value-type="string">
            <text:p>Model:</text:p>
          </table:table-cell>
          <table:table-cell table:style-name="ce165" table:formula="of:=IF([.R18]=&quot;&quot;;&quot;&quot;;[.R18])" table:number-columns-spanned="2" table:number-rows-spanned="1">
            <text:p/>
          </table:table-cell>
          <table:covered-table-cell table:style-name="ce165"/>
          <table:table-cell table:style-name="ce7" table:number-columns-repeated="2"/>
          <table:table-cell table:style-name="ce34" office:value-type="string" calcext:value-type="string">
            <text:p>Serial Number:</text:p>
          </table:table-cell>
          <table:table-cell table:style-name="ce42" table:formula="of:=IF([.V18]=&quot;&quot;;&quot;&quot;;[.V18])" table:number-columns-spanned="2" table:number-rows-spanned="1">
            <text:p/>
          </table:table-cell>
          <table:covered-table-cell table:style-name="ce165"/>
          <table:table-cell table:style-name="ce65"/>
          <table:table-cell/>
          <table:table-cell table:style-name="ce10"/>
          <table:table-cell table:style-name="ce7"/>
          <table:table-cell table:style-name="ce34" office:value-type="string" calcext:value-type="string">
            <text:p>Manufacturer:</text:p>
          </table:table-cell>
          <table:table-cell table:style-name="ce100" table:formula="of:=IF([.S17]&lt;&gt;&quot;&quot;;[.S17];IF([.AB21]=&quot;&quot;;&quot;&quot;;[.AB21]))">
            <text:p/>
          </table:table-cell>
          <table:table-cell table:style-name="ce104"/>
          <table:table-cell table:style-name="ce7"/>
          <table:table-cell table:style-name="ce34" office:value-type="string" calcext:value-type="string">
            <text:p>Manufacture Date:</text:p>
          </table:table-cell>
          <table:table-cell table:style-name="ce102" table:formula="of:=IF([.W17]&lt;&gt;&quot;&quot;;[.W17];IF([.AB24]=&quot;&quot;;&quot;&quot;;[.AB24]))">
            <text:p/>
          </table:table-cell>
          <table:table-cell table:style-name="ce106"/>
          <table:table-cell/>
          <table:table-cell table:style-name="ce75"/>
          <table:table-cell/>
          <table:table-cell table:style-name="ce34" office:value-type="string" calcext:value-type="string">
            <text:p>Date of Installation:</text:p>
          </table:table-cell>
          <table:table-cell table:style-name="ce124"/>
          <table:table-cell table:style-name="ce125" table:formula="of:=IF([.AB17]&lt;&gt;[.AD17];&quot;Change&quot;;&quot;&quot;)">
            <text:p/>
          </table:table-cell>
          <table:table-cell table:style-name="ce129" table:formula="of:=IF([.V12]=&quot;&quot;;&quot;&quot;;[.V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16"/>
          <table:table-cell table:style-name="ce7"/>
          <table:table-cell table:style-name="ce34" office:value-type="string" calcext:value-type="string">
            <text:p>Max kVp:</text:p>
          </table:table-cell>
          <table:table-cell table:style-name="ce42" table:formula="of:=IF([.R19]=&quot;&quot;;&quot;&quot;;[.R19])" table:number-columns-spanned="2" table:number-rows-spanned="1">
            <text:p/>
          </table:table-cell>
          <table:covered-table-cell table:style-name="ce165"/>
          <table:table-cell table:style-name="ce7" table:number-columns-repeated="2"/>
          <table:table-cell table:style-name="ce34" office:value-type="string" calcext:value-type="string">
            <text:p>Max mA:</text:p>
          </table:table-cell>
          <table:table-cell table:style-name="ce42" table:formula="of:=IF([.V19]=&quot;&quot;;&quot;&quot;;[.V19])" table:number-columns-spanned="2" table:number-rows-spanned="1">
            <text:p/>
          </table:table-cell>
          <table:covered-table-cell table:style-name="ce165"/>
          <table:table-cell table:style-name="ce65"/>
          <table:table-cell/>
          <table:table-cell table:style-name="ce10"/>
          <table:table-cell table:style-name="ce7"/>
          <table:table-cell table:style-name="ce34" office:value-type="string" calcext:value-type="string">
            <text:p>Model:</text:p>
          </table:table-cell>
          <table:table-cell table:style-name="ce100" table:formula="of:=IF([.S18]&lt;&gt;&quot;&quot;;[.S18];IF([.AB22]=&quot;&quot;;&quot;&quot;;[.AB22]))">
            <text:p/>
          </table:table-cell>
          <table:table-cell table:style-name="ce104"/>
          <table:table-cell table:style-name="ce7"/>
          <table:table-cell table:style-name="ce34" office:value-type="string" calcext:value-type="string">
            <text:p>Serial Number:</text:p>
          </table:table-cell>
          <table:table-cell table:style-name="ce101" table:formula="of:=IF([.W18]&lt;&gt;&quot;&quot;;[.W18];IF([.AB25]=&quot;&quot;;&quot;&quot;;[.AB25]))">
            <text:p/>
          </table:table-cell>
          <table:table-cell table:style-name="ce104"/>
          <table:table-cell/>
          <table:table-cell table:style-name="ce75"/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16"/>
          <table:table-cell table:style-name="ce7" table:number-columns-repeated="9"/>
          <table:table-cell table:style-name="ce65"/>
          <table:table-cell/>
          <table:table-cell table:style-name="ce10"/>
          <table:table-cell table:style-name="ce7"/>
          <table:table-cell table:style-name="ce34" office:value-type="string" calcext:value-type="string">
            <text:p>Max kVp:</text:p>
          </table:table-cell>
          <table:table-cell table:style-name="ce101" table:formula="of:=IF([.S19]&lt;&gt;&quot;&quot;;[.S19];IF([.AB23]=&quot;&quot;;&quot;&quot;;[.AB23]))">
            <text:p/>
          </table:table-cell>
          <table:table-cell table:style-name="ce104"/>
          <table:table-cell table:style-name="ce7"/>
          <table:table-cell table:style-name="ce34" office:value-type="string" calcext:value-type="string">
            <text:p>Max mA:</text:p>
          </table:table-cell>
          <table:table-cell table:style-name="ce101" table:formula="of:=IF([.W19]&lt;&gt;&quot;&quot;;[.W19];IF([.AB26]=&quot;&quot;;&quot;&quot;;[.AB26]))">
            <text:p/>
          </table:table-cell>
          <table:table-cell table:style-name="ce104"/>
          <table:table-cell/>
          <table:table-cell table:style-name="ce75"/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16"/>
          <table:table-cell table:style-name="ce25" office:value-type="string" calcext:value-type="string">
            <text:p>X-Ray Tube 1</text:p>
          </table:table-cell>
          <table:table-cell table:style-name="ce7" table:number-columns-repeated="5"/>
          <table:table-cell table:style-name="ce55" office:value-type="string" calcext:value-type="string">
            <text:p>Focal Spot Sizes (mm)</text:p>
          </table:table-cell>
          <table:table-cell table:style-name="ce7" table:number-columns-repeated="2"/>
          <table:table-cell table:style-name="ce65"/>
          <table:table-cell/>
          <table:table-cell table:style-name="ce10"/>
          <table:table-cell table:style-name="ce7" table:number-columns-repeated="8"/>
          <table:table-cell/>
          <table:table-cell table:style-name="ce75"/>
          <table:table-cell/>
          <table:table-cell table:style-name="ce67" office:value-type="string" calcext:value-type="string">
            <text:p>X-Ray Generator</text:p>
          </table:table-cell>
          <table:table-cell table:style-name="ce7" table:number-columns-repeated="3"/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16"/>
          <table:table-cell table:style-name="ce7"/>
          <table:table-cell table:style-name="ce34" office:value-type="string" calcext:value-type="string">
            <text:p>Tube Designation/Use:</text:p>
          </table:table-cell>
          <table:table-cell table:style-name="ce165" table:formula="of:=IF([.R22]=&quot;&quot;;&quot;&quot;;[.R22])" table:number-columns-spanned="2" table:number-rows-spanned="1">
            <text:p/>
          </table:table-cell>
          <table:covered-table-cell table:style-name="ce165"/>
          <table:table-cell table:style-name="ce7" table:number-columns-repeated="2"/>
          <table:table-cell table:style-name="ce34" office:value-type="string" calcext:value-type="string">
            <text:p>Large:</text:p>
          </table:table-cell>
          <table:table-cell table:style-name="ce165" table:formula="of:=IF([.V22]=&quot;&quot;;&quot;&quot;;[.V22])" table:number-columns-spanned="2" table:number-rows-spanned="1">
            <text:p/>
          </table:table-cell>
          <table:covered-table-cell table:style-name="ce165"/>
          <table:table-cell table:style-name="ce65"/>
          <table:table-cell/>
          <table:table-cell table:style-name="ce10"/>
          <table:table-cell table:style-name="ce25" office:value-type="string" calcext:value-type="string">
            <text:p>X-Ray Tube 1</text:p>
          </table:table-cell>
          <table:table-cell table:style-name="ce7" table:number-columns-repeated="4"/>
          <table:table-cell table:style-name="ce55" office:value-type="string" calcext:value-type="string">
            <text:p>Focal Spot Sizes (mm)</text:p>
          </table:table-cell>
          <table:table-cell table:style-name="ce7" table:number-columns-repeated="2"/>
          <table:table-cell/>
          <table:table-cell table:style-name="ce75"/>
          <table:table-cell/>
          <table:table-cell table:style-name="ce34" office:value-type="string" calcext:value-type="string">
            <text:p>Manufacturer:</text:p>
          </table:table-cell>
          <table:table-cell table:style-name="ce123"/>
          <table:table-cell table:style-name="ce125" table:formula="of:=IF([.AB21]&lt;&gt;[.AD21];&quot;Change&quot;;&quot;&quot;)">
            <text:p/>
          </table:table-cell>
          <table:table-cell table:style-name="ce128" table:formula="of:=IF([.R17]=&quot;&quot;;&quot;&quot;;[.R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16"/>
          <table:table-cell table:style-name="ce7"/>
          <table:table-cell table:style-name="ce34" office:value-type="string" calcext:value-type="string">
            <text:p>Manufacture Date:</text:p>
          </table:table-cell>
          <table:table-cell table:style-name="ce43" table:formula="of:=IF([.R23]=&quot;&quot;;&quot;&quot;;[.R23])" table:number-columns-spanned="2" table:number-rows-spanned="1">
            <text:p/>
          </table:table-cell>
          <table:covered-table-cell table:style-name="ce165"/>
          <table:table-cell table:style-name="ce7" table:number-columns-repeated="2"/>
          <table:table-cell table:style-name="ce34" office:value-type="string" calcext:value-type="string">
            <text:p>Small:</text:p>
          </table:table-cell>
          <table:table-cell table:style-name="ce165" table:formula="of:=IF([.V23]=&quot;&quot;;&quot;&quot;;[.V23])" table:number-columns-spanned="2" table:number-rows-spanned="1">
            <text:p/>
          </table:table-cell>
          <table:covered-table-cell table:style-name="ce165"/>
          <table:table-cell table:style-name="ce65"/>
          <table:table-cell/>
          <table:table-cell table:style-name="ce10"/>
          <table:table-cell table:style-name="ce7"/>
          <table:table-cell table:style-name="ce34" office:value-type="string" calcext:value-type="string">
            <text:p>Tube Designation/Use:</text:p>
          </table:table-cell>
          <table:table-cell table:style-name="ce100" table:formula="of:=IF([.S22]&lt;&gt;&quot;&quot;;[.S22];IF([.AB28]=&quot;&quot;;&quot;&quot;;[.AB28]))">
            <text:p/>
          </table:table-cell>
          <table:table-cell table:style-name="ce104"/>
          <table:table-cell table:style-name="ce7"/>
          <table:table-cell table:style-name="ce34" office:value-type="string" calcext:value-type="string">
            <text:p>Large:</text:p>
          </table:table-cell>
          <table:table-cell table:style-name="ce100" table:formula="of:=IF([.W22]&lt;&gt;&quot;&quot;;[.W22];IF([.AB36]=&quot;&quot;;&quot;&quot;;[.AB36]))">
            <text:p/>
          </table:table-cell>
          <table:table-cell table:style-name="ce104"/>
          <table:table-cell/>
          <table:table-cell table:style-name="ce75"/>
          <table:table-cell/>
          <table:table-cell table:style-name="ce34" office:value-type="string" calcext:value-type="string">
            <text:p>Model:</text:p>
          </table:table-cell>
          <table:table-cell table:style-name="ce123"/>
          <table:table-cell table:style-name="ce125" table:formula="of:=IF([.AB22]&lt;&gt;[.AD22];&quot;Change&quot;;&quot;&quot;)">
            <text:p/>
          </table:table-cell>
          <table:table-cell table:style-name="ce128" table:formula="of:=IF([.R18]=&quot;&quot;;&quot;&quot;;[.R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16"/>
          <table:table-cell table:style-name="ce25" office:value-type="string" calcext:value-type="string">
            <text:p>Insert</text:p>
          </table:table-cell>
          <table:table-cell table:style-name="ce7" table:number-columns-repeated="5"/>
          <table:table-cell table:style-name="ce34" office:value-type="string" calcext:value-type="string">
            <text:p>Micro:</text:p>
          </table:table-cell>
          <table:table-cell table:style-name="ce165" table:formula="of:=IF([.V24]=&quot;&quot;;&quot;&quot;;[.V24])" table:number-columns-spanned="2" table:number-rows-spanned="1">
            <text:p/>
          </table:table-cell>
          <table:covered-table-cell table:style-name="ce165"/>
          <table:table-cell table:style-name="ce65"/>
          <table:table-cell/>
          <table:table-cell table:style-name="ce10"/>
          <table:table-cell table:style-name="ce7"/>
          <table:table-cell table:style-name="ce34" office:value-type="string" calcext:value-type="string">
            <text:p>Manufacture Date:</text:p>
          </table:table-cell>
          <table:table-cell table:style-name="ce102" table:formula="of:=IF([.S23]&lt;&gt;&quot;&quot;;[.S23];IF([.AB29]=&quot;&quot;;&quot;&quot;;[.AB29]))">
            <text:p/>
          </table:table-cell>
          <table:table-cell table:style-name="ce106"/>
          <table:table-cell table:style-name="ce7"/>
          <table:table-cell table:style-name="ce34" office:value-type="string" calcext:value-type="string">
            <text:p>Small:</text:p>
          </table:table-cell>
          <table:table-cell table:style-name="ce100" table:formula="of:=IF([.W23]&lt;&gt;&quot;&quot;;[.W23];IF([.AB37]=&quot;&quot;;&quot;&quot;;[.AB37]))">
            <text:p/>
          </table:table-cell>
          <table:table-cell table:style-name="ce104"/>
          <table:table-cell/>
          <table:table-cell table:style-name="ce75"/>
          <table:table-cell/>
          <table:table-cell table:style-name="ce34" office:value-type="string" calcext:value-type="string">
            <text:p>Max kVp:</text:p>
          </table:table-cell>
          <table:table-cell table:style-name="ce123"/>
          <table:table-cell table:style-name="ce125" table:formula="of:=IF([.AB23]&lt;&gt;[.AD23];&quot;Change&quot;;&quot;&quot;)">
            <text:p/>
          </table:table-cell>
          <table:table-cell table:style-name="ce128" table:formula="of:=IF([.R19]=&quot;&quot;;&quot;&quot;;[.R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16"/>
          <table:table-cell table:style-name="ce7"/>
          <table:table-cell table:style-name="ce34" office:value-type="string" calcext:value-type="string">
            <text:p>Manufacturer:</text:p>
          </table:table-cell>
          <table:table-cell table:style-name="ce42" table:formula="of:=IF([.R25]=&quot;&quot;;&quot;&quot;;[.R25])" table:number-columns-spanned="2" table:number-rows-spanned="1">
            <text:p/>
          </table:table-cell>
          <table:covered-table-cell table:style-name="ce165"/>
          <table:table-cell table:style-name="ce7" table:number-columns-repeated="5"/>
          <table:table-cell table:style-name="ce65"/>
          <table:table-cell/>
          <table:table-cell table:style-name="ce10"/>
          <table:table-cell table:style-name="ce25" office:value-type="string" calcext:value-type="string">
            <text:p>Insert</text:p>
          </table:table-cell>
          <table:table-cell table:style-name="ce7" table:number-columns-repeated="4"/>
          <table:table-cell table:style-name="ce34" office:value-type="string" calcext:value-type="string">
            <text:p>Micro:</text:p>
          </table:table-cell>
          <table:table-cell table:style-name="ce100" table:formula="of:=IF([.W24]&lt;&gt;&quot;&quot;;[.W24];IF([.AB38]=&quot;&quot;;&quot;&quot;;[.AB38]))">
            <text:p/>
          </table:table-cell>
          <table:table-cell table:style-name="ce104"/>
          <table:table-cell/>
          <table:table-cell table:style-name="ce75"/>
          <table:table-cell/>
          <table:table-cell table:style-name="ce34" office:value-type="string" calcext:value-type="string">
            <text:p>Manufacture Date:</text:p>
          </table:table-cell>
          <table:table-cell table:style-name="ce124"/>
          <table:table-cell table:style-name="ce125" table:formula="of:=IF([.AB24]&lt;&gt;[.AD24];&quot;Change&quot;;&quot;&quot;)">
            <text:p/>
          </table:table-cell>
          <table:table-cell table:style-name="ce129" table:formula="of:=IF([.V17]=&quot;&quot;;&quot;&quot;;[.V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16"/>
          <table:table-cell table:style-name="ce7"/>
          <table:table-cell table:style-name="ce34" office:value-type="string" calcext:value-type="string">
            <text:p>Model:</text:p>
          </table:table-cell>
          <table:table-cell table:style-name="ce42" table:formula="of:=IF([.R26]=&quot;&quot;;&quot;&quot;;[.R26])" table:number-columns-spanned="2" table:number-rows-spanned="1">
            <text:p/>
          </table:table-cell>
          <table:covered-table-cell table:style-name="ce165"/>
          <table:table-cell table:style-name="ce7" table:number-columns-repeated="2"/>
          <table:table-cell table:style-name="ce25" office:value-type="string" calcext:value-type="string">
            <text:p>Filtration</text:p>
          </table:table-cell>
          <table:table-cell table:style-name="ce7" table:number-columns-repeated="2"/>
          <table:table-cell table:style-name="ce65"/>
          <table:table-cell/>
          <table:table-cell table:style-name="ce10"/>
          <table:table-cell table:style-name="ce7"/>
          <table:table-cell table:style-name="ce34" office:value-type="string" calcext:value-type="string">
            <text:p>Manufacturer:</text:p>
          </table:table-cell>
          <table:table-cell table:style-name="ce101" table:formula="of:=IF([.S25]&lt;&gt;&quot;&quot;;[.S25];IF([.AB30]=&quot;&quot;;&quot;&quot;;[.AB30]))">
            <text:p/>
          </table:table-cell>
          <table:table-cell table:style-name="ce104"/>
          <table:table-cell table:style-name="ce7" table:number-columns-repeated="4"/>
          <table:table-cell/>
          <table:table-cell table:style-name="ce75"/>
          <table:table-cell/>
          <table:table-cell table:style-name="ce34" office:value-type="string" calcext:value-type="string">
            <text:p>Serial Number:</text:p>
          </table:table-cell>
          <table:table-cell table:style-name="ce123"/>
          <table:table-cell table:style-name="ce125" table:formula="of:=IF([.AB25]&lt;&gt;[.AD25];&quot;Change&quot;;&quot;&quot;)">
            <text:p/>
          </table:table-cell>
          <table:table-cell table:style-name="ce128" table:formula="of:=IF([.V18]=&quot;&quot;;&quot;&quot;;[.V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16"/>
          <table:table-cell table:style-name="ce7"/>
          <table:table-cell table:style-name="ce34" office:value-type="string" calcext:value-type="string">
            <text:p>Serial Number:</text:p>
          </table:table-cell>
          <table:table-cell table:style-name="ce42" table:formula="of:=IF([.R27]=&quot;&quot;;&quot;&quot;;[.R27])" table:number-columns-spanned="2" table:number-rows-spanned="1">
            <text:p/>
          </table:table-cell>
          <table:covered-table-cell table:style-name="ce165"/>
          <table:table-cell table:style-name="ce7" table:number-columns-repeated="2"/>
          <table:table-cell table:style-name="ce34" office:value-type="string" calcext:value-type="string">
            <text:p>Inherent:</text:p>
          </table:table-cell>
          <table:table-cell table:style-name="ce165" table:formula="of:=IF([.V27]=&quot;&quot;;&quot;&quot;;[.V27])" table:number-columns-spanned="2" table:number-rows-spanned="1">
            <text:p/>
          </table:table-cell>
          <table:covered-table-cell table:style-name="ce165"/>
          <table:table-cell table:style-name="ce65"/>
          <table:table-cell/>
          <table:table-cell table:style-name="ce10"/>
          <table:table-cell table:style-name="ce7"/>
          <table:table-cell table:style-name="ce34" office:value-type="string" calcext:value-type="string">
            <text:p>Model:</text:p>
          </table:table-cell>
          <table:table-cell table:style-name="ce101" table:formula="of:=IF([.S26]&lt;&gt;&quot;&quot;;[.S26];IF([.AB31]=&quot;&quot;;&quot;&quot;;[.AB31]))">
            <text:p/>
          </table:table-cell>
          <table:table-cell table:style-name="ce105"/>
          <table:table-cell table:style-name="ce7"/>
          <table:table-cell table:style-name="ce25" office:value-type="string" calcext:value-type="string">
            <text:p>Filtration</text:p>
          </table:table-cell>
          <table:table-cell table:style-name="ce7" table:number-columns-repeated="2"/>
          <table:table-cell/>
          <table:table-cell table:style-name="ce75"/>
          <table:table-cell/>
          <table:table-cell table:style-name="ce34" office:value-type="string" calcext:value-type="string">
            <text:p>Max mA:</text:p>
          </table:table-cell>
          <table:table-cell table:style-name="ce123"/>
          <table:table-cell table:style-name="ce125" table:formula="of:=IF([.AB26]&lt;&gt;[.AD26];&quot;Change&quot;;&quot;&quot;)">
            <text:p/>
          </table:table-cell>
          <table:table-cell table:style-name="ce128" table:formula="of:=IF([.V19]=&quot;&quot;;&quot;&quot;;[.V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16"/>
          <table:table-cell table:style-name="ce25" office:value-type="string" calcext:value-type="string">
            <text:p>Housing</text:p>
          </table:table-cell>
          <table:table-cell table:style-name="ce7" table:number-columns-repeated="5"/>
          <table:table-cell table:style-name="ce34" office:value-type="string" calcext:value-type="string">
            <text:p>Added:</text:p>
          </table:table-cell>
          <table:table-cell table:style-name="ce165" table:formula="of:=IF([.V28]=&quot;&quot;;&quot;&quot;;[.V28])" table:number-columns-spanned="2" table:number-rows-spanned="1">
            <text:p/>
          </table:table-cell>
          <table:covered-table-cell table:style-name="ce165"/>
          <table:table-cell table:style-name="ce65"/>
          <table:table-cell/>
          <table:table-cell table:style-name="ce10"/>
          <table:table-cell table:style-name="ce7"/>
          <table:table-cell table:style-name="ce34" office:value-type="string" calcext:value-type="string">
            <text:p>Serial Number:</text:p>
          </table:table-cell>
          <table:table-cell table:style-name="ce101" table:formula="of:=IF([.S27]&lt;&gt;&quot;&quot;;[.S27];IF([.AB32]=&quot;&quot;;&quot;&quot;;[.AB32]))">
            <text:p/>
          </table:table-cell>
          <table:table-cell table:style-name="ce105"/>
          <table:table-cell table:style-name="ce7"/>
          <table:table-cell table:style-name="ce34" office:value-type="string" calcext:value-type="string">
            <text:p>Inherent:</text:p>
          </table:table-cell>
          <table:table-cell table:style-name="ce100" table:formula="of:=IF([.W27]&lt;&gt;&quot;&quot;;[.W27];IF([.AB39]=&quot;&quot;;&quot;&quot;;[.AB39]))">
            <text:p/>
          </table:table-cell>
          <table:table-cell table:style-name="ce104"/>
          <table:table-cell/>
          <table:table-cell table:style-name="ce75"/>
          <table:table-cell/>
          <table:table-cell table:style-name="ce25" office:value-type="string" calcext:value-type="string">
            <text:p>X-Ray Tube 1</text:p>
          </table:table-cell>
          <table:table-cell table:style-name="ce7" table:number-columns-repeated="3"/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16"/>
          <table:table-cell table:style-name="ce7"/>
          <table:table-cell table:style-name="ce34" office:value-type="string" calcext:value-type="string">
            <text:p>Manufacturer:</text:p>
          </table:table-cell>
          <table:table-cell table:style-name="ce42" table:formula="of:=IF([.R29]=&quot;&quot;;&quot;&quot;;[.R29])" table:number-columns-spanned="2" table:number-rows-spanned="1">
            <text:p/>
          </table:table-cell>
          <table:covered-table-cell table:style-name="ce165"/>
          <table:table-cell table:style-name="ce7" table:number-columns-repeated="5"/>
          <table:table-cell table:style-name="ce65"/>
          <table:table-cell/>
          <table:table-cell table:style-name="ce10"/>
          <table:table-cell table:style-name="ce25" office:value-type="string" calcext:value-type="string">
            <text:p>Housing</text:p>
          </table:table-cell>
          <table:table-cell table:style-name="ce7" table:number-columns-repeated="4"/>
          <table:table-cell table:style-name="ce34" office:value-type="string" calcext:value-type="string">
            <text:p>Added:</text:p>
          </table:table-cell>
          <table:table-cell table:style-name="ce100" table:formula="of:=IF([.W28]&lt;&gt;&quot;&quot;;[.W28];IF([.AB40]=&quot;&quot;;&quot;&quot;;[.AB40]))">
            <text:p/>
          </table:table-cell>
          <table:table-cell table:style-name="ce104"/>
          <table:table-cell/>
          <table:table-cell table:style-name="ce75"/>
          <table:table-cell/>
          <table:table-cell table:style-name="ce34" office:value-type="string" calcext:value-type="string">
            <text:p>Tube Designation/Use:</text:p>
          </table:table-cell>
          <table:table-cell table:style-name="ce123"/>
          <table:table-cell table:style-name="ce125" table:formula="of:=IF([.AB28]&lt;&gt;[.AD28];&quot;Change&quot;;&quot;&quot;)">
            <text:p/>
          </table:table-cell>
          <table:table-cell table:style-name="ce128" table:formula="of:=IF([.R22]=&quot;&quot;;&quot;&quot;;[.R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16"/>
          <table:table-cell table:style-name="ce7"/>
          <table:table-cell table:style-name="ce34" office:value-type="string" calcext:value-type="string">
            <text:p>Model:</text:p>
          </table:table-cell>
          <table:table-cell table:style-name="ce42" table:formula="of:=IF([.R30]=&quot;&quot;;&quot;&quot;;[.R30])" table:number-columns-spanned="2" table:number-rows-spanned="1">
            <text:p/>
          </table:table-cell>
          <table:covered-table-cell table:style-name="ce165"/>
          <table:table-cell table:style-name="ce7" table:number-columns-repeated="5"/>
          <table:table-cell table:style-name="ce65"/>
          <table:table-cell/>
          <table:table-cell table:style-name="ce10"/>
          <table:table-cell table:style-name="ce7"/>
          <table:table-cell table:style-name="ce34" office:value-type="string" calcext:value-type="string">
            <text:p>Manufacturer:</text:p>
          </table:table-cell>
          <table:table-cell table:style-name="ce101" table:formula="of:=IF([.S29]&lt;&gt;&quot;&quot;;[.S29];IF([.AB33]=&quot;&quot;;&quot;&quot;;[.AB33]))">
            <text:p/>
          </table:table-cell>
          <table:table-cell table:style-name="ce104"/>
          <table:table-cell table:style-name="ce7" table:number-columns-repeated="4"/>
          <table:table-cell/>
          <table:table-cell table:style-name="ce75"/>
          <table:table-cell/>
          <table:table-cell table:style-name="ce34" office:value-type="string" calcext:value-type="string">
            <text:p>Manufacture Date:</text:p>
          </table:table-cell>
          <table:table-cell table:style-name="ce124"/>
          <table:table-cell table:style-name="ce125" table:formula="of:=IF([.AB29]&lt;&gt;[.AD29];&quot;Change&quot;;&quot;&quot;)">
            <text:p/>
          </table:table-cell>
          <table:table-cell table:style-name="ce129" table:formula="of:=IF([.R23]=&quot;&quot;;&quot;&quot;;[.R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16"/>
          <table:table-cell table:style-name="ce7"/>
          <table:table-cell table:style-name="ce34" office:value-type="string" calcext:value-type="string">
            <text:p>Serial Number:</text:p>
          </table:table-cell>
          <table:table-cell table:style-name="ce42" table:formula="of:=IF([.R31]=&quot;&quot;;&quot;&quot;;[.R31])" table:number-columns-spanned="2" table:number-rows-spanned="1">
            <text:p/>
          </table:table-cell>
          <table:covered-table-cell table:style-name="ce165"/>
          <table:table-cell table:style-name="ce7" table:number-columns-repeated="5"/>
          <table:table-cell table:style-name="ce65"/>
          <table:table-cell/>
          <table:table-cell table:style-name="ce10"/>
          <table:table-cell table:style-name="ce7"/>
          <table:table-cell table:style-name="ce34" office:value-type="string" calcext:value-type="string">
            <text:p>Model:</text:p>
          </table:table-cell>
          <table:table-cell table:style-name="ce101" table:formula="of:=IF([.S30]&lt;&gt;&quot;&quot;;[.S30];IF([.AB34]=&quot;&quot;;&quot;&quot;;[.AB34]))">
            <text:p/>
          </table:table-cell>
          <table:table-cell table:style-name="ce105"/>
          <table:table-cell table:style-name="ce7" table:number-columns-repeated="4"/>
          <table:table-cell/>
          <table:table-cell table:style-name="ce75"/>
          <table:table-cell/>
          <table:table-cell table:style-name="ce34" office:value-type="string" calcext:value-type="string">
            <text:p>Manufacturer:</text:p>
          </table:table-cell>
          <table:table-cell table:style-name="ce123"/>
          <table:table-cell table:style-name="ce125" table:formula="of:=IF([.AB30]&lt;&gt;[.AD30];&quot;Change&quot;;&quot;&quot;)">
            <text:p/>
          </table:table-cell>
          <table:table-cell table:style-name="ce128" table:formula="of:=IF([.R25]=&quot;&quot;;&quot;&quot;;[.R2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5"/>
          <table:table-cell table:style-name="ce15" table:number-columns-repeated="10"/>
          <table:table-cell table:style-name="ce66"/>
          <table:table-cell/>
          <table:table-cell table:style-name="ce10"/>
          <table:table-cell table:style-name="ce7"/>
          <table:table-cell table:style-name="ce34" office:value-type="string" calcext:value-type="string">
            <text:p>Serial Number:</text:p>
          </table:table-cell>
          <table:table-cell table:style-name="ce101" table:formula="of:=IF([.S31]&lt;&gt;&quot;&quot;;[.S31];IF([.AB35]=&quot;&quot;;&quot;&quot;;[.AB35]))">
            <text:p/>
          </table:table-cell>
          <table:table-cell table:style-name="ce105"/>
          <table:table-cell table:style-name="ce7" table:number-columns-repeated="4"/>
          <table:table-cell/>
          <table:table-cell table:style-name="ce75"/>
          <table:table-cell/>
          <table:table-cell table:style-name="ce34" office:value-type="string" calcext:value-type="string">
            <text:p>Model:</text:p>
          </table:table-cell>
          <table:table-cell table:style-name="ce123"/>
          <table:table-cell table:style-name="ce125" table:formula="of:=IF([.AB31]&lt;&gt;[.AD31];&quot;Change&quot;;&quot;&quot;)">
            <text:p/>
          </table:table-cell>
          <table:table-cell table:style-name="ce128" table:formula="of:=IF([.R26]=&quot;&quot;;&quot;&quot;;[.R2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13"/>
          <table:table-cell table:style-name="ce13"/>
          <table:table-cell table:style-name="ce24" table:number-columns-repeated="9"/>
          <table:table-cell table:style-name="ce78"/>
          <table:table-cell/>
          <table:table-cell table:style-name="ce34" office:value-type="string" calcext:value-type="string">
            <text:p>Serial Number:</text:p>
          </table:table-cell>
          <table:table-cell table:style-name="ce123"/>
          <table:table-cell table:style-name="ce125" table:formula="of:=IF([.AB32]&lt;&gt;[.AD32];&quot;Change&quot;;&quot;&quot;)">
            <text:p/>
          </table:table-cell>
          <table:table-cell table:style-name="ce128" table:formula="of:=IF([.R27]=&quot;&quot;;&quot;&quot;;[.R2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7" table:number-columns-repeated="6"/>
          <table:table-cell table:style-name="ce50" office:value-type="string" calcext:value-type="string">
            <text:p>Inspection Results</text:p>
          </table:table-cell>
          <table:table-cell table:style-name="ce7" table:number-columns-repeated="4"/>
          <table:table-cell table:style-name="ce67" table:formula="of:=[.$H$5]" office:value-type="string" office:string-value="Bone Mineral Density Compliance Inspection" calcext:value-type="string">
            <text:p>Bone Mineral Density Compliance Inspection</text:p>
          </table:table-cell>
          <table:table-cell table:number-columns-repeated="13"/>
          <table:table-cell table:style-name="ce34" office:value-type="string" calcext:value-type="string">
            <text:p>Manufacturer:</text:p>
          </table:table-cell>
          <table:table-cell table:style-name="ce123"/>
          <table:table-cell table:style-name="ce125" table:formula="of:=IF([.AB33]&lt;&gt;[.AD33];&quot;Change&quot;;&quot;&quot;)">
            <text:p/>
          </table:table-cell>
          <table:table-cell table:style-name="ce128" table:formula="of:=IF([.R29]=&quot;&quot;;&quot;&quot;;[.R2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3"/>
          <table:table-cell table:style-name="ce17" office:value-type="string" calcext:value-type="string">
            <text:p>Rule Number</text:p>
          </table:table-cell>
          <table:table-cell table:style-name="ce14" table:number-columns-repeated="2"/>
          <table:table-cell table:style-name="ce17" office:value-type="string" calcext:value-type="string">
            <text:p>Labels, Notices, Postings</text:p>
          </table:table-cell>
          <table:table-cell table:style-name="ce14" table:number-columns-repeated="5"/>
          <table:table-cell table:style-name="ce61" office:value-type="string" calcext:value-type="string" table:number-columns-spanned="2" table:number-rows-spanned="1">
            <text:p>Compliance</text:p>
          </table:table-cell>
          <table:covered-table-cell table:style-name="ce188"/>
          <table:table-cell/>
          <table:table-cell table:style-name="ce7" table:number-columns-repeated="4"/>
          <table:table-cell table:style-name="ce25"/>
          <table:table-cell table:style-name="ce50" office:value-type="string" calcext:value-type="string">
            <text:p>Inspection Results</text:p>
          </table:table-cell>
          <table:table-cell table:style-name="ce7" table:number-columns-repeated="5"/>
          <table:table-cell/>
          <table:table-cell table:style-name="ce34" office:value-type="string" calcext:value-type="string">
            <text:p>Model:</text:p>
          </table:table-cell>
          <table:table-cell table:style-name="ce123"/>
          <table:table-cell table:style-name="ce125" table:formula="of:=IF([.AB34]&lt;&gt;[.AD34];&quot;Change&quot;;&quot;&quot;)">
            <text:p/>
          </table:table-cell>
          <table:table-cell table:style-name="ce128" table:formula="of:=IF([.R30]=&quot;&quot;;&quot;&quot;;[.R3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18" office:value-type="string" calcext:value-type="string">
            <text:p>DHEC RHB 2.5.1.1</text:p>
          </table:table-cell>
          <table:table-cell table:style-name="ce7"/>
          <table:table-cell table:style-name="ce35" office:value-type="string" calcext:value-type="string">
            <text:p>DHEC Registration sticker is present, clearly visible and legible</text:p>
          </table:table-cell>
          <table:table-cell table:style-name="ce7" table:number-columns-repeated="6"/>
          <table:table-cell table:style-name="ce62" table:formula="of:=IF([.O37]=&quot;&quot;;&quot;TBD&quot;;IF([.O37]=1;&quot;YES&quot;;IF([.O37]=3;&quot;NA&quot;;&quot;&quot;)))" office:value-type="string" office:string-value="TBD" calcext:value-type="string">
            <text:p>TBD</text:p>
          </table:table-cell>
          <table:table-cell table:style-name="ce68" table:formula="of:=IF([.O37]=2;&quot;NO&quot;;&quot;&quot;)">
            <text:p/>
          </table:table-cell>
          <table:table-cell/>
          <table:table-cell table:style-name="ce82" office:value-type="string" calcext:value-type="string">
            <text:p>Enter 1 for YES, 2 for NO, 3 for NA</text:p>
          </table:table-cell>
          <table:table-cell table:style-name="ce92" table:number-columns-repeated="9"/>
          <table:table-cell table:style-name="ce111"/>
          <table:table-cell/>
          <table:table-cell table:style-name="ce34" office:value-type="string" calcext:value-type="string">
            <text:p>Serial Number:</text:p>
          </table:table-cell>
          <table:table-cell table:style-name="ce123"/>
          <table:table-cell table:style-name="ce125" table:formula="of:=IF([.AB35]&lt;&gt;[.AD35];&quot;Change&quot;;&quot;&quot;)">
            <text:p/>
          </table:table-cell>
          <table:table-cell table:style-name="ce128" table:formula="of:=IF([.R31]=&quot;&quot;;&quot;&quot;;[.R3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18" office:value-type="string" calcext:value-type="string">
            <text:p>DHEC RHB 10.2.1</text:p>
          </table:table-cell>
          <table:table-cell table:style-name="ce7"/>
          <table:table-cell table:style-name="ce35" office:value-type="string" calcext:value-type="string">
            <text:p>DHEC form SC-RAH-20 “Notice to Employees” posted or referenced</text:p>
          </table:table-cell>
          <table:table-cell table:style-name="ce7" table:number-columns-repeated="6"/>
          <table:table-cell table:style-name="ce62" table:formula="of:=IF([.O38]=&quot;&quot;;&quot;TBD&quot;;IF([.O38]=1;&quot;YES&quot;;IF([.O38]=3;&quot;NA&quot;;&quot;&quot;)))" office:value-type="string" office:string-value="TBD" calcext:value-type="string">
            <text:p>TBD</text:p>
          </table:table-cell>
          <table:table-cell table:style-name="ce68" table:formula="of:=IF([.O38]=2;&quot;NO&quot;;&quot;&quot;)">
            <text:p/>
          </table:table-cell>
          <table:table-cell/>
          <table:table-cell table:style-name="ce83"/>
          <table:table-cell table:number-columns-repeated="4"/>
          <table:table-cell table:style-name="ce50" office:value-type="string" calcext:value-type="string">
            <text:p>Labels, Notices, Postings</text:p>
          </table:table-cell>
          <table:table-cell table:number-columns-repeated="4"/>
          <table:table-cell table:style-name="ce115"/>
          <table:table-cell/>
          <table:table-cell table:style-name="ce34" office:value-type="string" calcext:value-type="string">
            <text:p>Large:</text:p>
          </table:table-cell>
          <table:table-cell table:style-name="ce123"/>
          <table:table-cell table:style-name="ce125" table:formula="of:=IF([.AB36]&lt;&gt;[.AD36];&quot;Change&quot;;&quot;&quot;)">
            <text:p/>
          </table:table-cell>
          <table:table-cell table:style-name="ce128" table:formula="of:=IF([.V22]=&quot;&quot;;&quot;&quot;;[.V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18" office:value-type="string" calcext:value-type="string">
            <text:p>DHEC RHB 4.3.1</text:p>
          </table:table-cell>
          <table:table-cell table:style-name="ce7"/>
          <table:table-cell table:style-name="ce35" office:value-type="string" calcext:value-type="string">
            <text:p>Radiation warning label posted on the generator control panel</text:p>
          </table:table-cell>
          <table:table-cell table:style-name="ce7" table:number-columns-repeated="6"/>
          <table:table-cell table:style-name="ce62" table:formula="of:=IF([.O39]=&quot;&quot;;&quot;TBD&quot;;IF([.O39]=1;&quot;YES&quot;;IF([.O39]=3;&quot;NA&quot;;&quot;&quot;)))" office:value-type="string" office:string-value="TBD" calcext:value-type="string">
            <text:p>TBD</text:p>
          </table:table-cell>
          <table:table-cell table:style-name="ce68" table:formula="of:=IF([.O39]=2;&quot;NO&quot;;&quot;&quot;)">
            <text:p/>
          </table:table-cell>
          <table:table-cell/>
          <table:table-cell table:style-name="ce84"/>
          <table:table-cell table:style-name="ce35" office:value-type="string" calcext:value-type="string">
            <text:p>DHEC Registration sticker is present, clearly visible and legible</text:p>
          </table:table-cell>
          <table:table-cell table:number-columns-repeated="8"/>
          <table:table-cell table:style-name="ce115"/>
          <table:table-cell/>
          <table:table-cell table:style-name="ce34" office:value-type="string" calcext:value-type="string">
            <text:p>Small:</text:p>
          </table:table-cell>
          <table:table-cell table:style-name="ce123"/>
          <table:table-cell table:style-name="ce125" table:formula="of:=IF([.AB37]&lt;&gt;[.AD37];&quot;Change&quot;;&quot;&quot;)">
            <text:p/>
          </table:table-cell>
          <table:table-cell table:style-name="ce128" table:formula="of:=IF([.V23]=&quot;&quot;;&quot;&quot;;[.V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18"/>
          <table:table-cell table:style-name="ce7"/>
          <table:table-cell table:style-name="ce35" office:value-type="string" calcext:value-type="string">
            <text:p>Operator manuals are available.</text:p>
          </table:table-cell>
          <table:table-cell table:style-name="ce7" table:number-columns-repeated="6"/>
          <table:table-cell table:style-name="ce62" table:formula="of:=IF([.O40]=&quot;&quot;;&quot;TBD&quot;;IF([.O40]=1;&quot;YES&quot;;IF([.O40]=3;&quot;NA&quot;;&quot;&quot;)))" office:value-type="string" office:string-value="TBD" calcext:value-type="string">
            <text:p>TBD</text:p>
          </table:table-cell>
          <table:table-cell table:style-name="ce68" table:formula="of:=IF([.O40]=2;&quot;NO&quot;;&quot;&quot;)">
            <text:p/>
          </table:table-cell>
          <table:table-cell/>
          <table:table-cell table:style-name="ce84"/>
          <table:table-cell table:style-name="ce35" office:value-type="string" calcext:value-type="string">
            <text:p>DHEC form SC-RAH-20 “Notice to Employees” posted or referenced</text:p>
          </table:table-cell>
          <table:table-cell table:number-columns-repeated="8"/>
          <table:table-cell table:style-name="ce115"/>
          <table:table-cell/>
          <table:table-cell table:style-name="ce34" office:value-type="string" calcext:value-type="string">
            <text:p>Micro:</text:p>
          </table:table-cell>
          <table:table-cell table:style-name="ce123"/>
          <table:table-cell table:style-name="ce125" table:formula="of:=IF([.AB38]&lt;&gt;[.AD38];&quot;Change&quot;;&quot;&quot;)">
            <text:p/>
          </table:table-cell>
          <table:table-cell table:style-name="ce128" table:formula="of:=IF([.V24]=&quot;&quot;;&quot;&quot;;[.V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18"/>
          <table:table-cell table:style-name="ce7"/>
          <table:table-cell table:style-name="ce35" office:value-type="string" calcext:value-type="string">
            <text:p>Monthly radiation monitoring reports are posted.</text:p>
          </table:table-cell>
          <table:table-cell table:style-name="ce7" table:number-columns-repeated="6"/>
          <table:table-cell table:style-name="ce62" table:formula="of:=IF([.O41]=&quot;&quot;;&quot;TBD&quot;;IF([.O41]=1;&quot;YES&quot;;IF([.O41]=3;&quot;NA&quot;;&quot;&quot;)))" office:value-type="string" office:string-value="TBD" calcext:value-type="string">
            <text:p>TBD</text:p>
          </table:table-cell>
          <table:table-cell table:style-name="ce68" table:formula="of:=IF([.O41]=2;&quot;NO&quot;;&quot;&quot;)">
            <text:p/>
          </table:table-cell>
          <table:table-cell/>
          <table:table-cell table:style-name="ce84"/>
          <table:table-cell table:style-name="ce35" office:value-type="string" calcext:value-type="string">
            <text:p>Radiation warning label posted on the generator control panel</text:p>
          </table:table-cell>
          <table:table-cell table:number-columns-repeated="8"/>
          <table:table-cell table:style-name="ce115"/>
          <table:table-cell/>
          <table:table-cell table:style-name="ce34" office:value-type="string" calcext:value-type="string">
            <text:p>Inherent:</text:p>
          </table:table-cell>
          <table:table-cell table:style-name="ce123"/>
          <table:table-cell table:style-name="ce125" table:formula="of:=IF([.AB39]&lt;&gt;[.AD39];&quot;Change&quot;;&quot;&quot;)">
            <text:p/>
          </table:table-cell>
          <table:table-cell table:style-name="ce128" table:formula="of:=IF([.V27]=&quot;&quot;;&quot;&quot;;[.V2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8"/>
          <table:table-cell table:style-name="ce7"/>
          <table:table-cell table:style-name="ce35"/>
          <table:table-cell table:style-name="ce7" table:number-columns-repeated="6"/>
          <table:table-cell table:style-name="ce62"/>
          <table:table-cell table:style-name="ce68"/>
          <table:table-cell/>
          <table:table-cell table:style-name="ce84"/>
          <table:table-cell table:style-name="ce35" office:value-type="string" calcext:value-type="string">
            <text:p>Operator manuals are available.</text:p>
          </table:table-cell>
          <table:table-cell table:number-columns-repeated="8"/>
          <table:table-cell table:style-name="ce115"/>
          <table:table-cell/>
          <table:table-cell table:style-name="ce34" office:value-type="string" calcext:value-type="string">
            <text:p>Added:</text:p>
          </table:table-cell>
          <table:table-cell table:style-name="ce123"/>
          <table:table-cell table:style-name="ce125" table:formula="of:=IF([.AB40]&lt;&gt;[.AD40];&quot;Change&quot;;&quot;&quot;)">
            <text:p/>
          </table:table-cell>
          <table:table-cell table:style-name="ce128" table:formula="of:=IF([.V28]=&quot;&quot;;&quot;&quot;;[.V2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18"/>
          <table:table-cell table:style-name="ce7" table:number-columns-repeated="2"/>
          <table:table-cell table:style-name="ce25" office:value-type="string" calcext:value-type="string">
            <text:p>Radiation Safety</text:p>
          </table:table-cell>
          <table:table-cell table:style-name="ce7" table:number-columns-repeated="5"/>
          <table:table-cell table:style-name="ce49"/>
          <table:table-cell table:style-name="ce69"/>
          <table:table-cell/>
          <table:table-cell table:style-name="ce84"/>
          <table:table-cell table:style-name="ce35" office:value-type="string" calcext:value-type="string">
            <text:p>Monthly radiation monitoring reports are posted.</text:p>
          </table:table-cell>
          <table:table-cell table:number-columns-repeated="8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18"/>
          <table:table-cell table:style-name="ce7"/>
          <table:table-cell table:style-name="ce35" office:value-type="string" calcext:value-type="string">
            <text:p>Operator has full visibility of the exposure factors and patient</text:p>
          </table:table-cell>
          <table:table-cell table:style-name="ce7" table:number-columns-repeated="6"/>
          <table:table-cell table:style-name="ce62" table:formula="of:=IF([.O44]=&quot;&quot;;&quot;TBD&quot;;IF([.O44]=1;&quot;YES&quot;;IF([.O44]=3;&quot;NA&quot;;&quot;&quot;)))" office:value-type="string" office:string-value="TBD" calcext:value-type="string">
            <text:p>TBD</text:p>
          </table:table-cell>
          <table:table-cell table:style-name="ce68" table:formula="of:=IF([.O44]=2;&quot;NO&quot;;&quot;&quot;)">
            <text:p/>
          </table:table-cell>
          <table:table-cell/>
          <table:table-cell table:style-name="ce83"/>
          <table:table-cell table:number-columns-repeated="9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2"/>
          <table:table-cell office:value-type="string" calcext:value-type="string">
            <text:p>Operator position is at least 1m away from patient and unit</text:p>
          </table:table-cell>
          <table:table-cell table:number-columns-repeated="6"/>
          <table:table-cell table:style-name="ce62" table:formula="of:=IF([.O45]=&quot;&quot;;&quot;TBD&quot;;IF([.O45]=1;&quot;YES&quot;;IF([.O45]=3;&quot;NA&quot;;&quot;&quot;)))" office:value-type="string" office:string-value="TBD" calcext:value-type="string">
            <text:p>TBD</text:p>
          </table:table-cell>
          <table:table-cell table:style-name="ce68" table:formula="of:=IF([.O45]=2;&quot;NO&quot;;&quot;&quot;)">
            <text:p/>
          </table:table-cell>
          <table:table-cell/>
          <table:table-cell table:style-name="ce83"/>
          <table:table-cell table:number-columns-repeated="4"/>
          <table:table-cell table:style-name="ce50" office:value-type="string" calcext:value-type="string">
            <text:p>Radiation Safety</text:p>
          </table:table-cell>
          <table:table-cell table:number-columns-repeated="4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9"/>
          <table:table-cell table:style-name="ce30"/>
          <table:table-cell table:style-name="ce70"/>
          <table:table-cell/>
          <table:table-cell table:style-name="ce84"/>
          <table:table-cell table:style-name="ce35" office:value-type="string" calcext:value-type="string">
            <text:p>Operator has full visibility of the exposure factors and patient</text:p>
          </table:table-cell>
          <table:table-cell table:number-columns-repeated="8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8"/>
          <table:table-cell table:style-name="ce19"/>
          <table:table-cell table:style-name="ce26" table:number-columns-repeated="2"/>
          <table:table-cell table:style-name="ce44" office:value-type="string" calcext:value-type="string">
            <text:p>Physical Inspection</text:p>
          </table:table-cell>
          <table:table-cell table:style-name="ce26" table:number-columns-repeated="5"/>
          <table:table-cell table:style-name="ce63"/>
          <table:table-cell table:style-name="ce70"/>
          <table:table-cell/>
          <table:table-cell table:style-name="ce84"/>
          <table:table-cell office:value-type="string" calcext:value-type="string">
            <text:p>Operator position is at least 1m away from patient and unit</text:p>
          </table:table-cell>
          <table:table-cell table:number-columns-repeated="8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8"/>
          <table:table-cell table:style-name="ce19"/>
          <table:table-cell table:style-name="ce26"/>
          <table:table-cell table:style-name="ce36" office:value-type="string" calcext:value-type="string">
            <text:p>System clean and free of debris</text:p>
          </table:table-cell>
          <table:table-cell table:style-name="ce26" table:number-columns-repeated="6"/>
          <table:table-cell table:style-name="ce62" table:formula="of:=IF([.O48]=&quot;&quot;;&quot;TBD&quot;;IF([.O48]=1;&quot;YES&quot;;IF([.O48]=3;&quot;NA&quot;;&quot;&quot;)))" office:value-type="string" office:string-value="TBD" calcext:value-type="string">
            <text:p>TBD</text:p>
          </table:table-cell>
          <table:table-cell table:style-name="ce68" table:formula="of:=IF([.O48]=2;&quot;NO&quot;;&quot;&quot;)">
            <text:p/>
          </table:table-cell>
          <table:table-cell/>
          <table:table-cell table:style-name="ce83"/>
          <table:table-cell table:number-columns-repeated="9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8"/>
          <table:table-cell table:style-name="ce19"/>
          <table:table-cell table:style-name="ce26"/>
          <table:table-cell table:style-name="ce36" office:value-type="string" calcext:value-type="string">
            <text:p>All cables free from excessive wear or restraints</text:p>
          </table:table-cell>
          <table:table-cell table:style-name="ce26" table:number-columns-repeated="6"/>
          <table:table-cell table:style-name="ce62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68" table:formula="of:=IF([.O49]=2;&quot;NO&quot;;&quot;&quot;)">
            <text:p/>
          </table:table-cell>
          <table:table-cell/>
          <table:table-cell table:style-name="ce83"/>
          <table:table-cell table:number-columns-repeated="4"/>
          <table:table-cell table:style-name="ce50" office:value-type="string" calcext:value-type="string">
            <text:p>Physical Inspection</text:p>
          </table:table-cell>
          <table:table-cell table:number-columns-repeated="4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8"/>
          <table:table-cell table:style-name="ce19"/>
          <table:table-cell table:style-name="ce26"/>
          <table:table-cell table:style-name="ce36" office:value-type="string" calcext:value-type="string">
            <text:p>System free of missing or damaged components</text:p>
          </table:table-cell>
          <table:table-cell table:style-name="ce26" table:number-columns-repeated="6"/>
          <table:table-cell table:style-name="ce62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68" table:formula="of:=IF([.O50]=2;&quot;NO&quot;;&quot;&quot;)">
            <text:p/>
          </table:table-cell>
          <table:table-cell/>
          <table:table-cell table:style-name="ce84"/>
          <table:table-cell table:style-name="ce35" office:value-type="string" calcext:value-type="string">
            <text:p>System clean and free of debris</text:p>
          </table:table-cell>
          <table:table-cell table:number-columns-repeated="8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8"/>
          <table:table-cell table:style-name="ce19"/>
          <table:table-cell table:style-name="ce26"/>
          <table:table-cell table:style-name="ce36" office:value-type="string" calcext:value-type="string">
            <text:p>All other movements and locks functional</text:p>
          </table:table-cell>
          <table:table-cell table:style-name="ce26" table:number-columns-repeated="6"/>
          <table:table-cell table:style-name="ce62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68" table:formula="of:=IF([.O51]=2;&quot;NO&quot;;&quot;&quot;)">
            <text:p/>
          </table:table-cell>
          <table:table-cell/>
          <table:table-cell table:style-name="ce84"/>
          <table:table-cell table:style-name="ce35" office:value-type="string" calcext:value-type="string">
            <text:p>All cables free from excessive wear or restraints</text:p>
          </table:table-cell>
          <table:table-cell table:number-columns-repeated="8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5"/>
          <table:table-cell table:style-name="ce15" table:number-columns-repeated="10"/>
          <table:table-cell table:style-name="ce66"/>
          <table:table-cell/>
          <table:table-cell table:style-name="ce84"/>
          <table:table-cell table:style-name="ce35" office:value-type="string" calcext:value-type="string">
            <text:p>System free of missing or damaged components</text:p>
          </table:table-cell>
          <table:table-cell table:number-columns-repeated="8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number-columns-repeated="13"/>
          <table:table-cell table:style-name="ce84"/>
          <table:table-cell table:style-name="ce35" office:value-type="string" calcext:value-type="string">
            <text:p>All other movements and locks functional</text:p>
          </table:table-cell>
          <table:table-cell table:number-columns-repeated="8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number-columns-repeated="6"/>
          <table:table-cell table:style-name="ce51"/>
          <table:table-cell table:number-columns-repeated="6"/>
          <table:table-cell table:style-name="ce85"/>
          <table:table-cell table:style-name="ce22" table:number-columns-repeated="9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Default" table:number-columns-repeated="12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Default" table:number-columns-repeated="12"/>
          <table:table-cell/>
          <table:table-cell table:style-name="ce86" office:value-type="string" calcext:value-type="string">
            <text:p>Scan Techniques</text:p>
          </table:table-cell>
          <table:table-cell table:style-name="ce32" table:number-columns-repeated="6"/>
          <table:table-cell table:style-name="ce23" office:value-type="string" calcext:value-type="string">
            <text:p>Measurement Locations</text:p>
          </table:table-cell>
          <table:table-cell table:style-name="ce32" table:number-columns-repeated="2"/>
          <table:table-cell table:style-name="ce117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Default" table:number-columns-repeated="12"/>
          <table:table-cell/>
          <table:table-cell table:style-name="ce83"/>
          <table:table-cell table:number-columns-repeated="3"/>
          <table:table-cell table:style-name="ce178" office:value-type="string" calcext:value-type="string" table:number-columns-spanned="2" table:number-rows-spanned="1">
            <text:p>Field size</text:p>
          </table:table-cell>
          <table:covered-table-cell/>
          <table:table-cell table:number-columns-repeated="4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Default" table:number-columns-repeated="12"/>
          <table:table-cell/>
          <table:table-cell table:style-name="ce87" office:value-type="string" calcext:value-type="string">
            <text:p>Mode</text:p>
          </table:table-cell>
          <table:table-cell table:style-name="ce30" office:value-type="string" calcext:value-type="string">
            <text:p>kV</text:p>
          </table:table-cell>
          <table:table-cell table:style-name="ce30" office:value-type="string" calcext:value-type="string">
            <text:p>mA</text:p>
          </table:table-cell>
          <table:table-cell table:style-name="ce30" office:value-type="string" calcext:value-type="string">
            <text:p>Time (s)</text:p>
          </table:table-cell>
          <table:table-cell table:style-name="ce30" office:value-type="string" calcext:value-type="string">
            <text:p>Trans (cm)</text:p>
          </table:table-cell>
          <table:table-cell table:style-name="ce30" office:value-type="string" calcext:value-type="string">
            <text:p>Long (cm)</text:p>
          </table:table-cell>
          <table:table-cell/>
          <table:table-cell table:style-name="ce30" office:value-type="string" calcext:value-type="string">
            <text:p>Location</text:p>
          </table:table-cell>
          <table:table-cell table:style-name="ce30" office:value-type="string" calcext:value-type="string">
            <text:p>Distance (cm)</text:p>
          </table:table-cell>
          <table:table-cell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Default" table:number-columns-repeated="12"/>
          <table:table-cell/>
          <table:table-cell table:style-name="ce88" office:value-type="string" calcext:value-type="string">
            <text:p>High Def</text:p>
          </table:table-cell>
          <table:table-cell table:style-name="ce96" office:value-type="string" calcext:value-type="string">
            <text:p>140/100</text:p>
          </table:table-cell>
          <table:table-cell table:style-name="ce96" office:value-type="float" office:value="2.5" calcext:value-type="float">
            <text:p>2.5</text:p>
          </table:table-cell>
          <table:table-cell table:style-name="ce96" office:value-type="float" office:value="163" calcext:value-type="float">
            <text:p>163</text:p>
          </table:table-cell>
          <table:table-cell table:style-name="ce96" table:formula="of:=4.5*2.54" office:value-type="float" office:value="11.43" calcext:value-type="float">
            <text:p>11.43</text:p>
          </table:table-cell>
          <table:table-cell table:style-name="ce96" table:formula="of:=8*2.54" office:value-type="float" office:value="20.32" calcext:value-type="float">
            <text:p>20.32</text:p>
          </table:table-cell>
          <table:table-cell/>
          <table:table-cell table:style-name="ce96" office:value-type="string" calcext:value-type="string">
            <text:p>Tableside</text:p>
          </table:table-cell>
          <table:table-cell table:style-name="ce96"/>
          <table:table-cell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Default" table:number-columns-repeated="12"/>
          <table:table-cell/>
          <table:table-cell table:style-name="ce88" office:value-type="string" calcext:value-type="string">
            <text:p>Array</text:p>
          </table:table-cell>
          <table:table-cell table:style-name="ce96" office:value-type="string" calcext:value-type="string">
            <text:p>140/100</text:p>
          </table:table-cell>
          <table:table-cell table:style-name="ce96" office:value-type="float" office:value="2.5" calcext:value-type="float">
            <text:p>2.5</text:p>
          </table:table-cell>
          <table:table-cell table:style-name="ce96" office:value-type="float" office:value="82" calcext:value-type="float">
            <text:p>82</text:p>
          </table:table-cell>
          <table:table-cell table:style-name="ce96" office:value-type="float" office:value="11.43" calcext:value-type="float">
            <text:p>11.43</text:p>
          </table:table-cell>
          <table:table-cell table:style-name="ce96" office:value-type="float" office:value="20.32" calcext:value-type="float">
            <text:p>20.32</text:p>
          </table:table-cell>
          <table:table-cell/>
          <table:table-cell table:style-name="ce96" office:value-type="string" calcext:value-type="string">
            <text:p>Operator</text:p>
          </table:table-cell>
          <table:table-cell table:style-name="ce96"/>
          <table:table-cell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Default" table:number-columns-repeated="12"/>
          <table:table-cell/>
          <table:table-cell table:style-name="ce88" office:value-type="string" calcext:value-type="string">
            <text:p>Fast Array</text:p>
          </table:table-cell>
          <table:table-cell table:style-name="ce96" office:value-type="string" calcext:value-type="string">
            <text:p>140/100</text:p>
          </table:table-cell>
          <table:table-cell table:style-name="ce96" office:value-type="float" office:value="2.5" calcext:value-type="float">
            <text:p>2.5</text:p>
          </table:table-cell>
          <table:table-cell table:style-name="ce96" office:value-type="float" office:value="41" calcext:value-type="float">
            <text:p>41</text:p>
          </table:table-cell>
          <table:table-cell table:style-name="ce96" table:formula="of:=4.5*2.54" office:value-type="float" office:value="11.43" calcext:value-type="float">
            <text:p>11.43</text:p>
          </table:table-cell>
          <table:table-cell table:style-name="ce96" table:formula="of:=8*2.54" office:value-type="float" office:value="20.32" calcext:value-type="float">
            <text:p>20.32</text:p>
          </table:table-cell>
          <table:table-cell/>
          <table:table-cell table:style-name="ce96" office:value-type="string" calcext:value-type="string">
            <text:p>Door</text:p>
          </table:table-cell>
          <table:table-cell table:style-name="ce96"/>
          <table:table-cell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Default" table:number-columns-repeated="12"/>
          <table:table-cell/>
          <table:table-cell table:style-name="ce88" office:value-type="string" calcext:value-type="string">
            <text:p>Turbo</text:p>
          </table:table-cell>
          <table:table-cell table:style-name="ce96" office:value-type="string" calcext:value-type="string">
            <text:p>140/100</text:p>
          </table:table-cell>
          <table:table-cell table:style-name="ce96" office:value-type="float" office:value="2.5" calcext:value-type="float">
            <text:p>2.5</text:p>
          </table:table-cell>
          <table:table-cell table:style-name="ce96" office:value-type="float" office:value="15" calcext:value-type="float">
            <text:p>15</text:p>
          </table:table-cell>
          <table:table-cell table:style-name="ce96" table:formula="of:=4.5*2.54" office:value-type="float" office:value="11.43" calcext:value-type="float">
            <text:p>11.43</text:p>
          </table:table-cell>
          <table:table-cell table:style-name="ce96" table:formula="of:=8*2.54" office:value-type="float" office:value="20.32" calcext:value-type="float">
            <text:p>20.32</text:p>
          </table:table-cell>
          <table:table-cell/>
          <table:table-cell table:style-name="ce96" table:number-columns-repeated="2"/>
          <table:table-cell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Default" table:number-columns-repeated="12"/>
          <table:table-cell/>
          <table:table-cell table:style-name="ce83"/>
          <table:table-cell table:number-columns-repeated="9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Default" table:number-columns-repeated="12"/>
          <table:table-cell/>
          <table:table-cell table:style-name="ce89" office:value-type="string" calcext:value-type="string">
            <text:p>Background</text:p>
          </table:table-cell>
          <table:table-cell table:number-columns-repeated="9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Default" table:number-columns-repeated="12"/>
          <table:table-cell/>
          <table:table-cell table:style-name="ce90" office:value-type="string" calcext:value-type="string">
            <text:p>Time (s):</text:p>
          </table:table-cell>
          <table:table-cell table:style-name="ce96" office:value-type="float" office:value="82" calcext:value-type="float">
            <text:p>82</text:p>
          </table:table-cell>
          <table:table-cell office:value-type="string" calcext:value-type="string">
            <text:p>Reading (nGy):</text:p>
          </table:table-cell>
          <table:table-cell table:style-name="ce96" table:number-columns-repeated="3"/>
          <table:table-cell/>
          <table:table-cell table:style-name="ce109" office:value-type="string" calcext:value-type="string">
            <text:p>Avg Bkg: (nGy):</text:p>
          </table:table-cell>
          <table:table-cell table:style-name="ce97" table:formula="of:=IF([.R63]=&quot;&quot;;&quot;&quot;;AVERAGE([.R63:.T63]))">
            <text:p/>
          </table:table-cell>
          <table:table-cell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Default" table:number-columns-repeated="12"/>
          <table:table-cell/>
          <table:table-cell table:style-name="ce83"/>
          <table:table-cell table:number-columns-repeated="9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27" table:formula="of:=IF([.$P$7]=&quot;&quot;;&quot;&quot;;[.$P$7])">
            <text:p/>
          </table:table-cell>
          <table:table-cell table:style-name="ce37" table:number-columns-repeated="7"/>
          <table:table-cell table:style-name="ce20" office:value-type="string" calcext:value-type="string">
            <text:p>Inspector:</text:p>
          </table:table-cell>
          <table:table-cell table:style-name="ce2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89" office:value-type="string" calcext:value-type="string">
            <text:p>Scatter Measurements</text:p>
          </table:table-cell>
          <table:table-cell table:number-columns-repeated="5"/>
          <table:table-cell table:style-name="ce30" office:value-type="string" calcext:value-type="string">
            <text:p>Average</text:p>
          </table:table-cell>
          <table:table-cell table:number-columns-repeated="3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28" table:formula="of:=IF([.$R$14]=&quot;&quot;;&quot;&quot;;[.$R$14])">
            <text:p/>
          </table:table-cell>
          <table:table-cell table:style-name="ce37" table:number-columns-repeated="7"/>
          <table:table-cell table:style-name="ce20" office:value-type="string" calcext:value-type="string">
            <text:p>Survey ID:</text:p>
          </table:table-cell>
          <table:table-cell table:style-name="ce71" table:formula="of:=IF([.$R$13]=&quot;&quot;;&quot;&quot;;[.$R$13])">
            <text:p/>
          </table:table-cell>
          <table:table-cell/>
          <table:table-cell table:style-name="ce91" table:formula="of:=IF([.O57]=&quot;&quot;;&quot;&quot;;[.O57])" office:value-type="string" office:string-value="High Def" calcext:value-type="string">
            <text:p>High Def</text:p>
          </table:table-cell>
          <table:table-cell table:style-name="ce30" office:value-type="string" calcext:value-type="string">
            <text:p>Location</text:p>
          </table:table-cell>
          <table:table-cell table:style-name="ce30" office:value-type="string" calcext:value-type="string">
            <text:p>Distance (cm)</text:p>
          </table:table-cell>
          <table:table-cell table:style-name="ce178" office:value-type="string" calcext:value-type="string" table:number-columns-spanned="3" table:number-rows-spanned="1">
            <text:p>nGy/scan</text:p>
          </table:table-cell>
          <table:covered-table-cell table:number-columns-repeated="2"/>
          <table:table-cell table:style-name="ce30" office:value-type="string" calcext:value-type="string">
            <text:p>nGy/scan</text:p>
          </table:table-cell>
          <table:table-cell table:style-name="ce30" office:value-type="string" calcext:value-type="string">
            <text:p>uGy/h</text:p>
          </table:table-cell>
          <table:table-cell table:number-columns-repeated="2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7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83"/>
          <table:table-cell table:style-name="ce97" table:formula="of:=IF([.$V$57]=&quot;&quot;;&quot;&quot;;[.$V$57])" office:value-type="string" office:string-value="Tableside" calcext:value-type="string">
            <text:p>Tableside</text:p>
          </table:table-cell>
          <table:table-cell table:style-name="ce97" table:formula="of:=IF([.$W$57]=&quot;&quot;;&quot;&quot;;[.$W$57])">
            <text:p/>
          </table:table-cell>
          <table:table-cell table:style-name="ce96" table:number-columns-repeated="3"/>
          <table:table-cell table:style-name="ce97" table:formula="of:=IF([.R67]=&quot;&quot;;&quot;&quot;;AVERAGE([.R67:.T67])-([.$W$63]*(VLOOKUP([.$O$66];[.$O$57:.$R$60];4;0)/[.$P$63])))">
            <text:p/>
          </table:table-cell>
          <table:table-cell table:style-name="ce108" table:formula="of:=IF([.U67]=&quot;&quot;;&quot;&quot;;[.U67]/(VLOOKUP([.$O$66];[.$O$57:.$R$60];4;0)/3600)/1000)">
            <text:p/>
          </table:table-cell>
          <table:table-cell table:number-columns-repeated="2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52" office:value-type="string" calcext:value-type="string">
            <text:p>Inspection Results</text:p>
          </table:table-cell>
          <table:table-cell table:number-columns-repeated="4"/>
          <table:table-cell table:style-name="ce73" table:formula="of:=[.$H$5]" office:value-type="string" office:string-value="Bone Mineral Density Compliance Inspection" calcext:value-type="string">
            <text:p>Bone Mineral Density Compliance Inspection</text:p>
          </table:table-cell>
          <table:table-cell/>
          <table:table-cell table:style-name="ce83"/>
          <table:table-cell table:style-name="ce97" table:formula="of:=IF([.$V$58]=&quot;&quot;;&quot;&quot;;[.$V$58])" office:value-type="string" office:string-value="Operator" calcext:value-type="string">
            <text:p>Operator</text:p>
          </table:table-cell>
          <table:table-cell table:style-name="ce97" table:formula="of:=IF([.$W$58]=&quot;&quot;;&quot;&quot;;[.$W$58])">
            <text:p/>
          </table:table-cell>
          <table:table-cell table:style-name="ce96" table:number-columns-repeated="3"/>
          <table:table-cell table:style-name="ce97" table:formula="of:=IF([.R68]=&quot;&quot;;&quot;&quot;;AVERAGE([.R68:.T68])-([.$W$63]*(VLOOKUP([.$O$66];[.$O$57:.$R$60];4;0)/[.$P$63])))">
            <text:p/>
          </table:table-cell>
          <table:table-cell table:style-name="ce108" table:formula="of:=IF([.U68]=&quot;&quot;;&quot;&quot;;[.U68]/(VLOOKUP([.$O$66];[.$O$57:.$R$60];4;0)/3600)/1000)">
            <text:p/>
          </table:table-cell>
          <table:table-cell table:number-columns-repeated="2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9"/>
          <table:table-cell table:style-name="ce21" office:value-type="string" calcext:value-type="string">
            <text:p>Scan Techniques</text:p>
          </table:table-cell>
          <table:table-cell table:style-name="ce29" table:number-columns-repeated="4"/>
          <table:table-cell table:style-name="ce53"/>
          <table:table-cell table:style-name="ce29" table:number-columns-repeated="4"/>
          <table:table-cell table:style-name="ce74"/>
          <table:table-cell/>
          <table:table-cell table:style-name="ce83"/>
          <table:table-cell table:style-name="ce97" table:formula="of:=IF([.$V$59]=&quot;&quot;;&quot;&quot;;[.$V$59])" office:value-type="string" office:string-value="Door" calcext:value-type="string">
            <text:p>Door</text:p>
          </table:table-cell>
          <table:table-cell table:style-name="ce97" table:formula="of:=IF([.$W$59]=&quot;&quot;;&quot;&quot;;[.$W$59])">
            <text:p/>
          </table:table-cell>
          <table:table-cell table:style-name="ce96" table:number-columns-repeated="3"/>
          <table:table-cell table:style-name="ce97" table:formula="of:=IF([.R69]=&quot;&quot;;&quot;&quot;;AVERAGE([.R69:.T69])-([.$W$63]*(VLOOKUP([.$O$66];[.$O$57:.$R$60];4;0)/[.$P$63])))">
            <text:p/>
          </table:table-cell>
          <table:table-cell table:style-name="ce108" table:formula="of:=IF([.U69]=&quot;&quot;;&quot;&quot;;[.U69]/(VLOOKUP([.$O$66];[.$O$57:.$R$60];4;0)/3600)/1000)">
            <text:p/>
          </table:table-cell>
          <table:table-cell table:number-columns-repeated="2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0"/>
          <table:table-cell/>
          <table:table-cell table:style-name="Default" table:number-columns-repeated="4"/>
          <table:table-cell table:style-name="ce178" office:value-type="string" calcext:value-type="string" table:number-columns-spanned="2" table:number-rows-spanned="1">
            <text:p>Field Size</text:p>
          </table:table-cell>
          <table:covered-table-cell table:style-name="Default"/>
          <table:table-cell/>
          <table:table-cell table:style-name="ce59" office:value-type="string" calcext:value-type="string">
            <text:p>Measurement Locations</text:p>
          </table:table-cell>
          <table:table-cell/>
          <table:table-cell table:style-name="ce75"/>
          <table:table-cell/>
          <table:table-cell table:style-name="ce83"/>
          <table:table-cell table:style-name="ce97" table:formula="of:=IF([.$V$60]=&quot;&quot;;&quot;&quot;;[.$V$60])">
            <text:p/>
          </table:table-cell>
          <table:table-cell table:style-name="ce97" table:formula="of:=IF([.$W$60]=&quot;&quot;;&quot;&quot;;[.$W$60])">
            <text:p/>
          </table:table-cell>
          <table:table-cell table:style-name="ce96" table:number-columns-repeated="3"/>
          <table:table-cell table:style-name="ce97" table:formula="of:=IF([.R70]=&quot;&quot;;&quot;&quot;;AVERAGE([.R70:.T70])-([.$W$63]*(VLOOKUP([.$O$66];[.$O$57:.$R$60];4;0)/[.$P$63])))">
            <text:p/>
          </table:table-cell>
          <table:table-cell table:style-name="ce108" table:formula="of:=IF([.U70]=&quot;&quot;;&quot;&quot;;[.U70]/(VLOOKUP([.$O$66];[.$O$57:.$R$60];4;0)/3600)/1000)">
            <text:p/>
          </table:table-cell>
          <table:table-cell table:number-columns-repeated="2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0"/>
          <table:table-cell/>
          <table:table-cell table:style-name="ce30" office:value-type="string" calcext:value-type="string">
            <text:p>Mode</text:p>
          </table:table-cell>
          <table:table-cell table:style-name="ce30" office:value-type="string" calcext:value-type="string">
            <text:p>kV</text:p>
          </table:table-cell>
          <table:table-cell table:style-name="ce30" office:value-type="string" calcext:value-type="string">
            <text:p>mA</text:p>
          </table:table-cell>
          <table:table-cell table:style-name="ce30" office:value-type="string" calcext:value-type="string">
            <text:p>Time (s)</text:p>
          </table:table-cell>
          <table:table-cell table:style-name="ce30" office:value-type="string" calcext:value-type="string">
            <text:p>Trans (cm)</text:p>
          </table:table-cell>
          <table:table-cell table:style-name="ce30" office:value-type="string" calcext:value-type="string">
            <text:p>Long (cm)</text:p>
          </table:table-cell>
          <table:table-cell/>
          <table:table-cell office:value-type="string" calcext:value-type="string">
            <text:p>Location</text:p>
          </table:table-cell>
          <table:table-cell office:value-type="string" calcext:value-type="string">
            <text:p>Distance (cm)</text:p>
          </table:table-cell>
          <table:table-cell table:style-name="ce75"/>
          <table:table-cell/>
          <table:table-cell table:style-name="ce83"/>
          <table:table-cell table:number-columns-repeated="9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0"/>
          <table:table-cell/>
          <table:table-cell table:style-name="ce31" table:formula="of:=IF([.O57]=&quot;&quot;;&quot;&quot;;[.O57])" office:value-type="string" office:string-value="High Def" calcext:value-type="string">
            <text:p>High Def</text:p>
          </table:table-cell>
          <table:table-cell table:style-name="ce31" table:formula="of:=IF([.P57]=&quot;&quot;;&quot;&quot;;[.P57])" office:value-type="string" office:string-value="140/100" calcext:value-type="string">
            <text:p>140/100</text:p>
          </table:table-cell>
          <table:table-cell table:style-name="ce31" table:formula="of:=IF([.Q57]=&quot;&quot;;&quot;&quot;;[.Q57])" office:value-type="float" office:value="2.5" calcext:value-type="float">
            <text:p>2.5</text:p>
          </table:table-cell>
          <table:table-cell table:style-name="ce31" table:formula="of:=IF([.R57]=&quot;&quot;;&quot;&quot;;[.R57])" office:value-type="float" office:value="163" calcext:value-type="float">
            <text:p>163</text:p>
          </table:table-cell>
          <table:table-cell table:style-name="ce31" table:formula="of:=IF([.S57]=&quot;&quot;;&quot;&quot;;[.S57])" office:value-type="float" office:value="11.43" calcext:value-type="float">
            <text:p>11.43</text:p>
          </table:table-cell>
          <table:table-cell table:style-name="ce31" table:formula="of:=IF([.T57]=&quot;&quot;;&quot;&quot;;[.T57])" office:value-type="float" office:value="20.32" calcext:value-type="float">
            <text:p>20.32</text:p>
          </table:table-cell>
          <table:table-cell/>
          <table:table-cell table:style-name="ce30" table:formula="of:=IF([.V57]=&quot;&quot;;&quot;&quot;;[.V57])" office:value-type="string" office:string-value="Tableside" calcext:value-type="string">
            <text:p>Tableside</text:p>
          </table:table-cell>
          <table:table-cell table:style-name="ce31" table:formula="of:=IF([.W57]=&quot;&quot;;&quot;&quot;;[.W57])">
            <text:p/>
          </table:table-cell>
          <table:table-cell table:style-name="ce75"/>
          <table:table-cell/>
          <table:table-cell table:style-name="ce91" table:formula="of:=IF([.O58]=&quot;&quot;;&quot;&quot;;[.O58])" office:value-type="string" office:string-value="Array" calcext:value-type="string">
            <text:p>Array</text:p>
          </table:table-cell>
          <table:table-cell table:style-name="ce30" office:value-type="string" calcext:value-type="string">
            <text:p>Location</text:p>
          </table:table-cell>
          <table:table-cell table:style-name="ce30" office:value-type="string" calcext:value-type="string">
            <text:p>Distance (cm)</text:p>
          </table:table-cell>
          <table:table-cell table:style-name="ce178" office:value-type="string" calcext:value-type="string" table:number-columns-spanned="3" table:number-rows-spanned="1">
            <text:p>nGy/scan</text:p>
          </table:table-cell>
          <table:covered-table-cell table:number-columns-repeated="2"/>
          <table:table-cell table:style-name="ce30" office:value-type="string" calcext:value-type="string">
            <text:p>nGy/scan</text:p>
          </table:table-cell>
          <table:table-cell table:style-name="ce30" office:value-type="string" calcext:value-type="string">
            <text:p>uGy/h</text:p>
          </table:table-cell>
          <table:table-cell table:number-columns-repeated="2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0"/>
          <table:table-cell/>
          <table:table-cell table:style-name="ce31" table:formula="of:=IF([.O58]=&quot;&quot;;&quot;&quot;;[.O58])" office:value-type="string" office:string-value="Array" calcext:value-type="string">
            <text:p>Array</text:p>
          </table:table-cell>
          <table:table-cell table:style-name="ce31" table:formula="of:=IF([.P58]=&quot;&quot;;&quot;&quot;;[.P58])" office:value-type="string" office:string-value="140/100" calcext:value-type="string">
            <text:p>140/100</text:p>
          </table:table-cell>
          <table:table-cell table:style-name="ce31" table:formula="of:=IF([.Q58]=&quot;&quot;;&quot;&quot;;[.Q58])" office:value-type="float" office:value="2.5" calcext:value-type="float">
            <text:p>2.5</text:p>
          </table:table-cell>
          <table:table-cell table:style-name="ce31" table:formula="of:=IF([.R58]=&quot;&quot;;&quot;&quot;;[.R58])" office:value-type="float" office:value="82" calcext:value-type="float">
            <text:p>82</text:p>
          </table:table-cell>
          <table:table-cell table:style-name="ce31" table:formula="of:=IF([.S58]=&quot;&quot;;&quot;&quot;;[.S58])" office:value-type="float" office:value="11.43" calcext:value-type="float">
            <text:p>11.43</text:p>
          </table:table-cell>
          <table:table-cell table:style-name="ce31" table:formula="of:=IF([.T58]=&quot;&quot;;&quot;&quot;;[.T58])" office:value-type="float" office:value="20.32" calcext:value-type="float">
            <text:p>20.32</text:p>
          </table:table-cell>
          <table:table-cell/>
          <table:table-cell table:style-name="ce31" table:formula="of:=IF([.V58]=&quot;&quot;;&quot;&quot;;[.V58])" office:value-type="string" office:string-value="Operator" calcext:value-type="string">
            <text:p>Operator</text:p>
          </table:table-cell>
          <table:table-cell table:style-name="ce31" table:formula="of:=IF([.W58]=&quot;&quot;;&quot;&quot;;[.W58])">
            <text:p/>
          </table:table-cell>
          <table:table-cell table:style-name="ce75"/>
          <table:table-cell/>
          <table:table-cell table:style-name="ce83"/>
          <table:table-cell table:style-name="ce97" table:formula="of:=IF([.$V$57]=&quot;&quot;;&quot;&quot;;[.$V$57])" office:value-type="string" office:string-value="Tableside" calcext:value-type="string">
            <text:p>Tableside</text:p>
          </table:table-cell>
          <table:table-cell table:style-name="ce97" table:formula="of:=IF([.$W$57]=&quot;&quot;;&quot;&quot;;[.$W$57])">
            <text:p/>
          </table:table-cell>
          <table:table-cell table:style-name="ce96" table:number-columns-repeated="3"/>
          <table:table-cell table:style-name="ce108" table:formula="of:=IF([.R73]=&quot;&quot;;&quot;&quot;;AVERAGE([.R73:.T73])-([.$W$63]*(VLOOKUP([.$O$72];[.$O$57:.$R$60];4;0)/[.$P$63])))">
            <text:p/>
          </table:table-cell>
          <table:table-cell table:style-name="ce108" table:formula="of:=IF([.U73]=&quot;&quot;;&quot;&quot;;[.U73]/(VLOOKUP([.$O$72];[.$O$57:.$R$60];4;0)/3600)/1000)">
            <text:p/>
          </table:table-cell>
          <table:table-cell table:number-columns-repeated="2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0"/>
          <table:table-cell/>
          <table:table-cell table:style-name="ce31" table:formula="of:=IF([.O59]=&quot;&quot;;&quot;&quot;;[.O59])" office:value-type="string" office:string-value="Fast Array" calcext:value-type="string">
            <text:p>Fast Array</text:p>
          </table:table-cell>
          <table:table-cell table:style-name="ce31" table:formula="of:=IF([.P59]=&quot;&quot;;&quot;&quot;;[.P59])" office:value-type="string" office:string-value="140/100" calcext:value-type="string">
            <text:p>140/100</text:p>
          </table:table-cell>
          <table:table-cell table:style-name="ce31" table:formula="of:=IF([.Q59]=&quot;&quot;;&quot;&quot;;[.Q59])" office:value-type="float" office:value="2.5" calcext:value-type="float">
            <text:p>2.5</text:p>
          </table:table-cell>
          <table:table-cell table:style-name="ce31" table:formula="of:=IF([.R59]=&quot;&quot;;&quot;&quot;;[.R59])" office:value-type="float" office:value="41" calcext:value-type="float">
            <text:p>41</text:p>
          </table:table-cell>
          <table:table-cell table:style-name="ce31" table:formula="of:=IF([.S59]=&quot;&quot;;&quot;&quot;;[.S59])" office:value-type="float" office:value="11.43" calcext:value-type="float">
            <text:p>11.43</text:p>
          </table:table-cell>
          <table:table-cell table:style-name="ce31" table:formula="of:=IF([.T59]=&quot;&quot;;&quot;&quot;;[.T59])" office:value-type="float" office:value="20.32" calcext:value-type="float">
            <text:p>20.32</text:p>
          </table:table-cell>
          <table:table-cell/>
          <table:table-cell table:style-name="ce31" table:formula="of:=IF([.V59]=&quot;&quot;;&quot;&quot;;[.V59])" office:value-type="string" office:string-value="Door" calcext:value-type="string">
            <text:p>Door</text:p>
          </table:table-cell>
          <table:table-cell table:style-name="ce31" table:formula="of:=IF([.W59]=&quot;&quot;;&quot;&quot;;[.W59])">
            <text:p/>
          </table:table-cell>
          <table:table-cell table:style-name="ce75"/>
          <table:table-cell/>
          <table:table-cell table:style-name="ce83"/>
          <table:table-cell table:style-name="ce97" table:formula="of:=IF([.$V$58]=&quot;&quot;;&quot;&quot;;[.$V$58])" office:value-type="string" office:string-value="Operator" calcext:value-type="string">
            <text:p>Operator</text:p>
          </table:table-cell>
          <table:table-cell table:style-name="ce97" table:formula="of:=IF([.$W$58]=&quot;&quot;;&quot;&quot;;[.$W$58])">
            <text:p/>
          </table:table-cell>
          <table:table-cell table:style-name="ce96" table:number-columns-repeated="3"/>
          <table:table-cell table:style-name="ce108" table:formula="of:=IF([.R74]=&quot;&quot;;&quot;&quot;;AVERAGE([.R74:.T74])-([.$W$63]*(VLOOKUP([.$O$72];[.$O$57:.$R$60];4;0)/[.$P$63])))">
            <text:p/>
          </table:table-cell>
          <table:table-cell table:style-name="ce108" table:formula="of:=IF([.U74]=&quot;&quot;;&quot;&quot;;[.U74]/(VLOOKUP([.$O$72];[.$O$57:.$R$60];4;0)/3600)/1000)">
            <text:p/>
          </table:table-cell>
          <table:table-cell table:number-columns-repeated="2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0"/>
          <table:table-cell/>
          <table:table-cell table:style-name="ce31" table:formula="of:=IF([.O60]=&quot;&quot;;&quot;&quot;;[.O60])" office:value-type="string" office:string-value="Turbo" calcext:value-type="string">
            <text:p>Turbo</text:p>
          </table:table-cell>
          <table:table-cell table:style-name="ce31" table:formula="of:=IF([.P60]=&quot;&quot;;&quot;&quot;;[.P60])" office:value-type="string" office:string-value="140/100" calcext:value-type="string">
            <text:p>140/100</text:p>
          </table:table-cell>
          <table:table-cell table:style-name="ce31" table:formula="of:=IF([.Q60]=&quot;&quot;;&quot;&quot;;[.Q60])" office:value-type="float" office:value="2.5" calcext:value-type="float">
            <text:p>2.5</text:p>
          </table:table-cell>
          <table:table-cell table:style-name="ce31" table:formula="of:=IF([.R60]=&quot;&quot;;&quot;&quot;;[.R60])" office:value-type="float" office:value="15" calcext:value-type="float">
            <text:p>15</text:p>
          </table:table-cell>
          <table:table-cell table:style-name="ce31" table:formula="of:=IF([.S60]=&quot;&quot;;&quot;&quot;;[.S60])" office:value-type="float" office:value="11.43" calcext:value-type="float">
            <text:p>11.43</text:p>
          </table:table-cell>
          <table:table-cell table:style-name="ce31" table:formula="of:=IF([.T60]=&quot;&quot;;&quot;&quot;;[.T60])" office:value-type="float" office:value="20.32" calcext:value-type="float">
            <text:p>20.32</text:p>
          </table:table-cell>
          <table:table-cell/>
          <table:table-cell table:style-name="ce31" table:formula="of:=IF([.V60]=&quot;&quot;;&quot;&quot;;[.V60])">
            <text:p/>
          </table:table-cell>
          <table:table-cell table:style-name="ce31" table:formula="of:=IF([.W60]=&quot;&quot;;&quot;&quot;;[.W60])">
            <text:p/>
          </table:table-cell>
          <table:table-cell table:style-name="ce75"/>
          <table:table-cell/>
          <table:table-cell table:style-name="ce83"/>
          <table:table-cell table:style-name="ce97" table:formula="of:=IF([.$V$59]=&quot;&quot;;&quot;&quot;;[.$V$59])" office:value-type="string" office:string-value="Door" calcext:value-type="string">
            <text:p>Door</text:p>
          </table:table-cell>
          <table:table-cell table:style-name="ce97" table:formula="of:=IF([.$W$59]=&quot;&quot;;&quot;&quot;;[.$W$59])">
            <text:p/>
          </table:table-cell>
          <table:table-cell table:style-name="ce96" table:number-columns-repeated="3"/>
          <table:table-cell table:style-name="ce108" table:formula="of:=IF([.R75]=&quot;&quot;;&quot;&quot;;AVERAGE([.R75:.T75])-([.$W$63]*(VLOOKUP([.$O$72];[.$O$57:.$R$60];4;0)/[.$P$63])))">
            <text:p/>
          </table:table-cell>
          <table:table-cell table:style-name="ce108" table:formula="of:=IF([.U75]=&quot;&quot;;&quot;&quot;;[.U75]/(VLOOKUP([.$O$72];[.$O$57:.$R$60];4;0)/3600)/1000)">
            <text:p/>
          </table:table-cell>
          <table:table-cell table:number-columns-repeated="2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0"/>
          <table:table-cell table:number-columns-repeated="10"/>
          <table:table-cell table:style-name="ce75"/>
          <table:table-cell/>
          <table:table-cell table:style-name="ce83"/>
          <table:table-cell table:style-name="ce97" table:formula="of:=IF([.$V$60]=&quot;&quot;;&quot;&quot;;[.$V$60])">
            <text:p/>
          </table:table-cell>
          <table:table-cell table:style-name="ce97" table:formula="of:=IF([.$W$60]=&quot;&quot;;&quot;&quot;;[.$W$60])">
            <text:p/>
          </table:table-cell>
          <table:table-cell table:style-name="ce96" table:number-columns-repeated="3"/>
          <table:table-cell table:style-name="ce108" table:formula="of:=IF([.R76]=&quot;&quot;;&quot;&quot;;AVERAGE([.R76:.T76])-([.$W$63]*(VLOOKUP([.$O$72];[.$O$57:.$R$60];4;0)/[.$P$63])))">
            <text:p/>
          </table:table-cell>
          <table:table-cell table:style-name="ce108" table:formula="of:=IF([.U76]=&quot;&quot;;&quot;&quot;;[.U76]/(VLOOKUP([.$O$72];[.$O$57:.$R$60];4;0)/3600)/1000)">
            <text:p/>
          </table:table-cell>
          <table:table-cell table:number-columns-repeated="2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0"/>
          <table:table-cell table:number-columns-repeated="10"/>
          <table:table-cell table:style-name="ce75"/>
          <table:table-cell/>
          <table:table-cell table:style-name="ce83"/>
          <table:table-cell table:number-columns-repeated="9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0"/>
          <table:table-cell table:number-columns-repeated="10"/>
          <table:table-cell table:style-name="ce75"/>
          <table:table-cell/>
          <table:table-cell table:style-name="ce91" table:formula="of:=IF([.O59]=&quot;&quot;;&quot;&quot;;[.O59])" office:value-type="string" office:string-value="Fast Array" calcext:value-type="string">
            <text:p>Fast Array</text:p>
          </table:table-cell>
          <table:table-cell table:style-name="ce30" office:value-type="string" calcext:value-type="string">
            <text:p>Location</text:p>
          </table:table-cell>
          <table:table-cell table:style-name="ce30" office:value-type="string" calcext:value-type="string">
            <text:p>Distance (cm)</text:p>
          </table:table-cell>
          <table:table-cell table:style-name="ce178" office:value-type="string" calcext:value-type="string" table:number-columns-spanned="3" table:number-rows-spanned="1">
            <text:p>nGy/scan</text:p>
          </table:table-cell>
          <table:covered-table-cell table:number-columns-repeated="2"/>
          <table:table-cell table:style-name="ce30" office:value-type="string" calcext:value-type="string">
            <text:p>nGy/scan</text:p>
          </table:table-cell>
          <table:table-cell table:style-name="ce30" office:value-type="string" calcext:value-type="string">
            <text:p>uGy/h</text:p>
          </table:table-cell>
          <table:table-cell table:number-columns-repeated="2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0"/>
          <table:table-cell table:number-columns-repeated="10"/>
          <table:table-cell table:style-name="ce75"/>
          <table:table-cell/>
          <table:table-cell table:style-name="ce83"/>
          <table:table-cell table:style-name="ce97" table:formula="of:=IF([.$V$57]=&quot;&quot;;&quot;&quot;;[.$V$57])" office:value-type="string" office:string-value="Tableside" calcext:value-type="string">
            <text:p>Tableside</text:p>
          </table:table-cell>
          <table:table-cell table:style-name="ce97" table:formula="of:=IF([.$W$57]=&quot;&quot;;&quot;&quot;;[.$W$57])">
            <text:p/>
          </table:table-cell>
          <table:table-cell table:style-name="ce96" table:number-columns-repeated="3"/>
          <table:table-cell table:style-name="ce108" table:formula="of:=IF([.R79]=&quot;&quot;;&quot;&quot;;AVERAGE([.R79:.T79])-([.$W$63]*(VLOOKUP([.$O$78];[.$O$57:.$R$60];4;0)/[.$P$63])))">
            <text:p/>
          </table:table-cell>
          <table:table-cell table:style-name="ce108" table:formula="of:=IF([.U79]=&quot;&quot;;&quot;&quot;;[.U79]/(VLOOKUP([.$O$78];[.$O$57:.$R$60];4;0)/3600)/1000)">
            <text:p/>
          </table:table-cell>
          <table:table-cell table:number-columns-repeated="2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1"/>
          <table:table-cell table:style-name="ce22" table:number-columns-repeated="10"/>
          <table:table-cell table:style-name="ce76"/>
          <table:table-cell/>
          <table:table-cell table:style-name="ce83"/>
          <table:table-cell table:style-name="ce97" table:formula="of:=IF([.$V$58]=&quot;&quot;;&quot;&quot;;[.$V$58])" office:value-type="string" office:string-value="Operator" calcext:value-type="string">
            <text:p>Operator</text:p>
          </table:table-cell>
          <table:table-cell table:style-name="ce97" table:formula="of:=IF([.$W$58]=&quot;&quot;;&quot;&quot;;[.$W$58])">
            <text:p/>
          </table:table-cell>
          <table:table-cell table:style-name="ce96" table:number-columns-repeated="3"/>
          <table:table-cell table:style-name="ce108" table:formula="of:=IF([.R80]=&quot;&quot;;&quot;&quot;;AVERAGE([.R80:.T80])-([.$W$63]*(VLOOKUP([.$O$78];[.$O$57:.$R$60];4;0)/[.$P$63])))">
            <text:p/>
          </table:table-cell>
          <table:table-cell table:style-name="ce108" table:formula="of:=IF([.U80]=&quot;&quot;;&quot;&quot;;[.U80]/(VLOOKUP([.$O$78];[.$O$57:.$R$60];4;0)/3600)/1000)">
            <text:p/>
          </table:table-cell>
          <table:table-cell table:number-columns-repeated="2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2"/>
          <table:table-cell table:style-name="ce23" office:value-type="string" calcext:value-type="string">
            <text:p>Scatter Measurements</text:p>
          </table:table-cell>
          <table:table-cell table:style-name="ce32" table:number-columns-repeated="9"/>
          <table:table-cell table:style-name="ce77"/>
          <table:table-cell/>
          <table:table-cell table:style-name="ce83"/>
          <table:table-cell table:style-name="ce97" table:formula="of:=IF([.$V$59]=&quot;&quot;;&quot;&quot;;[.$V$59])" office:value-type="string" office:string-value="Door" calcext:value-type="string">
            <text:p>Door</text:p>
          </table:table-cell>
          <table:table-cell table:style-name="ce97" table:formula="of:=IF([.$W$59]=&quot;&quot;;&quot;&quot;;[.$W$59])">
            <text:p/>
          </table:table-cell>
          <table:table-cell table:style-name="ce96" table:number-columns-repeated="3"/>
          <table:table-cell table:style-name="ce108" table:formula="of:=IF([.R81]=&quot;&quot;;&quot;&quot;;AVERAGE([.R81:.T81])-([.$W$63]*(VLOOKUP([.$O$78];[.$O$57:.$R$60];4;0)/[.$P$63])))">
            <text:p/>
          </table:table-cell>
          <table:table-cell table:style-name="ce108" table:formula="of:=IF([.U81]=&quot;&quot;;&quot;&quot;;[.U81]/(VLOOKUP([.$O$78];[.$O$57:.$R$60];4;0)/3600)/1000)">
            <text:p/>
          </table:table-cell>
          <table:table-cell table:number-columns-repeated="2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0"/>
          <table:table-cell table:number-columns-repeated="10"/>
          <table:table-cell table:style-name="ce75"/>
          <table:table-cell/>
          <table:table-cell table:style-name="ce83"/>
          <table:table-cell table:style-name="ce97" table:formula="of:=IF([.$V$60]=&quot;&quot;;&quot;&quot;;[.$V$60])">
            <text:p/>
          </table:table-cell>
          <table:table-cell table:style-name="ce97" table:formula="of:=IF([.$W$60]=&quot;&quot;;&quot;&quot;;[.$W$60])">
            <text:p/>
          </table:table-cell>
          <table:table-cell table:style-name="ce96" table:number-columns-repeated="3"/>
          <table:table-cell table:style-name="ce108" table:formula="of:=IF([.R82]=&quot;&quot;;&quot;&quot;;AVERAGE([.R82:.T82])-([.$W$63]*(VLOOKUP([.$O$78];[.$O$57:.$R$60];4;0)/[.$P$63])))">
            <text:p/>
          </table:table-cell>
          <table:table-cell table:style-name="ce108" table:formula="of:=IF([.U82]=&quot;&quot;;&quot;&quot;;[.U82]/(VLOOKUP([.$O$78];[.$O$57:.$R$60];4;0)/3600)/1000)">
            <text:p/>
          </table:table-cell>
          <table:table-cell table:number-columns-repeated="2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0"/>
          <table:table-cell/>
          <table:table-cell table:style-name="ce33" table:formula="of:=IF([.O66]=&quot;&quot;;&quot;&quot;;[.O66])" office:value-type="string" office:string-value="High Def" calcext:value-type="string">
            <text:p>High Def</text:p>
          </table:table-cell>
          <table:table-cell table:style-name="ce31" office:value-type="string" calcext:value-type="string">
            <text:p>Location</text:p>
          </table:table-cell>
          <table:table-cell table:style-name="ce31" office:value-type="string" calcext:value-type="string">
            <text:p>Distance (cm)</text:p>
          </table:table-cell>
          <table:table-cell table:style-name="ce31" office:value-type="string" calcext:value-type="string">
            <text:p>nGy/scan</text:p>
          </table:table-cell>
          <table:table-cell table:style-name="ce31" office:value-type="string" calcext:value-type="string">
            <text:p>uGy/h</text:p>
          </table:table-cell>
          <table:table-cell table:number-columns-repeated="4"/>
          <table:table-cell table:style-name="ce75"/>
          <table:table-cell/>
          <table:table-cell table:style-name="ce83"/>
          <table:table-cell table:number-columns-repeated="9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0"/>
          <table:table-cell table:number-columns-repeated="2"/>
          <table:table-cell table:style-name="ce31" table:formula="of:=IF([.P67]=&quot;&quot;;&quot;&quot;;[.P67])" office:value-type="string" office:string-value="Tableside" calcext:value-type="string">
            <text:p>Tableside</text:p>
          </table:table-cell>
          <table:table-cell table:style-name="ce31" table:formula="of:=IF([.Q67]=&quot;&quot;;&quot;&quot;;[.Q67])">
            <text:p/>
          </table:table-cell>
          <table:table-cell table:style-name="ce31" table:formula="of:=IF([.U67]=&quot;&quot;;&quot;&quot;;[.U67])">
            <text:p/>
          </table:table-cell>
          <table:table-cell table:style-name="ce47" table:formula="of:=IF([.V67]=&quot;&quot;;&quot;&quot;;[.V67])">
            <text:p/>
          </table:table-cell>
          <table:table-cell table:number-columns-repeated="4"/>
          <table:table-cell table:style-name="ce75"/>
          <table:table-cell/>
          <table:table-cell table:style-name="ce91" table:formula="of:=IF([.O60]=&quot;&quot;;&quot;&quot;;[.O60])" office:value-type="string" office:string-value="Turbo" calcext:value-type="string">
            <text:p>Turbo</text:p>
          </table:table-cell>
          <table:table-cell table:style-name="ce30" office:value-type="string" calcext:value-type="string">
            <text:p>Location</text:p>
          </table:table-cell>
          <table:table-cell table:style-name="ce30" office:value-type="string" calcext:value-type="string">
            <text:p>Distance (cm)</text:p>
          </table:table-cell>
          <table:table-cell table:style-name="ce178" office:value-type="string" calcext:value-type="string" table:number-columns-spanned="3" table:number-rows-spanned="1">
            <text:p>nGy/scan</text:p>
          </table:table-cell>
          <table:covered-table-cell table:number-columns-repeated="2"/>
          <table:table-cell table:style-name="ce30" office:value-type="string" calcext:value-type="string">
            <text:p>nGy/scan</text:p>
          </table:table-cell>
          <table:table-cell table:style-name="ce30" office:value-type="string" calcext:value-type="string">
            <text:p>uGy/h</text:p>
          </table:table-cell>
          <table:table-cell table:number-columns-repeated="2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0"/>
          <table:table-cell table:number-columns-repeated="2"/>
          <table:table-cell table:style-name="ce31" table:formula="of:=IF([.P68]=&quot;&quot;;&quot;&quot;;[.P68])" office:value-type="string" office:string-value="Operator" calcext:value-type="string">
            <text:p>Operator</text:p>
          </table:table-cell>
          <table:table-cell table:style-name="ce31" table:formula="of:=IF([.Q68]=&quot;&quot;;&quot;&quot;;[.Q68])">
            <text:p/>
          </table:table-cell>
          <table:table-cell table:style-name="ce31" table:formula="of:=IF([.U68]=&quot;&quot;;&quot;&quot;;[.U68])">
            <text:p/>
          </table:table-cell>
          <table:table-cell table:style-name="ce47" table:formula="of:=IF([.V68]=&quot;&quot;;&quot;&quot;;[.V68])">
            <text:p/>
          </table:table-cell>
          <table:table-cell table:number-columns-repeated="4"/>
          <table:table-cell table:style-name="ce75"/>
          <table:table-cell/>
          <table:table-cell table:style-name="ce83"/>
          <table:table-cell table:style-name="ce97" table:formula="of:=IF([.$V$57]=&quot;&quot;;&quot;&quot;;[.$V$57])" office:value-type="string" office:string-value="Tableside" calcext:value-type="string">
            <text:p>Tableside</text:p>
          </table:table-cell>
          <table:table-cell table:style-name="ce97" table:formula="of:=IF([.$W$57]=&quot;&quot;;&quot;&quot;;[.$W$57])">
            <text:p/>
          </table:table-cell>
          <table:table-cell table:style-name="ce96" table:number-columns-repeated="3"/>
          <table:table-cell table:style-name="ce108" table:formula="of:=IF([.R85]=&quot;&quot;;&quot;&quot;;AVERAGE([.R85:.T85])-([.$W$63]*(VLOOKUP([.$O$84];[.$O$57:.$R$60];4;0)/[.$P$63])))">
            <text:p/>
          </table:table-cell>
          <table:table-cell table:style-name="ce108" table:formula="of:=IF([.U85]=&quot;&quot;;&quot;&quot;;[.U85]/(VLOOKUP([.$O$84];[.$O$57:.$R$60];4;0)/3600)/1000)">
            <text:p/>
          </table:table-cell>
          <table:table-cell table:number-columns-repeated="2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0"/>
          <table:table-cell table:number-columns-repeated="2"/>
          <table:table-cell table:style-name="ce31" table:formula="of:=IF([.P69]=&quot;&quot;;&quot;&quot;;[.P69])" office:value-type="string" office:string-value="Door" calcext:value-type="string">
            <text:p>Door</text:p>
          </table:table-cell>
          <table:table-cell table:style-name="ce31" table:formula="of:=IF([.Q69]=&quot;&quot;;&quot;&quot;;[.Q69])">
            <text:p/>
          </table:table-cell>
          <table:table-cell table:style-name="ce31" table:formula="of:=IF([.U69]=&quot;&quot;;&quot;&quot;;[.U69])">
            <text:p/>
          </table:table-cell>
          <table:table-cell table:style-name="ce47" table:formula="of:=IF([.V69]=&quot;&quot;;&quot;&quot;;[.V69])">
            <text:p/>
          </table:table-cell>
          <table:table-cell table:number-columns-repeated="4"/>
          <table:table-cell table:style-name="ce75"/>
          <table:table-cell/>
          <table:table-cell table:style-name="ce83"/>
          <table:table-cell table:style-name="ce97" table:formula="of:=IF([.$V$58]=&quot;&quot;;&quot;&quot;;[.$V$58])" office:value-type="string" office:string-value="Operator" calcext:value-type="string">
            <text:p>Operator</text:p>
          </table:table-cell>
          <table:table-cell table:style-name="ce97" table:formula="of:=IF([.$W$58]=&quot;&quot;;&quot;&quot;;[.$W$58])">
            <text:p/>
          </table:table-cell>
          <table:table-cell table:style-name="ce96" table:number-columns-repeated="3"/>
          <table:table-cell table:style-name="ce108" table:formula="of:=IF([.R86]=&quot;&quot;;&quot;&quot;;AVERAGE([.R86:.T86])-([.$W$63]*(VLOOKUP([.$O$84];[.$O$57:.$R$60];4;0)/[.$P$63])))">
            <text:p/>
          </table:table-cell>
          <table:table-cell table:style-name="ce108" table:formula="of:=IF([.U86]=&quot;&quot;;&quot;&quot;;[.U86]/(VLOOKUP([.$O$84];[.$O$57:.$R$60];4;0)/3600)/1000)">
            <text:p/>
          </table:table-cell>
          <table:table-cell table:number-columns-repeated="2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0"/>
          <table:table-cell table:number-columns-repeated="2"/>
          <table:table-cell table:style-name="ce31" table:formula="of:=IF([.P70]=&quot;&quot;;&quot;&quot;;[.P70])">
            <text:p/>
          </table:table-cell>
          <table:table-cell table:style-name="ce31" table:formula="of:=IF([.Q70]=&quot;&quot;;&quot;&quot;;[.Q70])">
            <text:p/>
          </table:table-cell>
          <table:table-cell table:style-name="ce31" table:formula="of:=IF([.U70]=&quot;&quot;;&quot;&quot;;[.U70])">
            <text:p/>
          </table:table-cell>
          <table:table-cell table:style-name="ce47" table:formula="of:=IF([.V70]=&quot;&quot;;&quot;&quot;;[.V70])">
            <text:p/>
          </table:table-cell>
          <table:table-cell table:number-columns-repeated="4"/>
          <table:table-cell table:style-name="ce75"/>
          <table:table-cell/>
          <table:table-cell table:style-name="ce83"/>
          <table:table-cell table:style-name="ce97" table:formula="of:=IF([.$V$59]=&quot;&quot;;&quot;&quot;;[.$V$59])" office:value-type="string" office:string-value="Door" calcext:value-type="string">
            <text:p>Door</text:p>
          </table:table-cell>
          <table:table-cell table:style-name="ce97" table:formula="of:=IF([.$W$59]=&quot;&quot;;&quot;&quot;;[.$W$59])">
            <text:p/>
          </table:table-cell>
          <table:table-cell table:style-name="ce96" table:number-columns-repeated="3"/>
          <table:table-cell table:style-name="ce108" table:formula="of:=IF([.R87]=&quot;&quot;;&quot;&quot;;AVERAGE([.R87:.T87])-([.$W$63]*(VLOOKUP([.$O$84];[.$O$57:.$R$60];4;0)/[.$P$63])))">
            <text:p/>
          </table:table-cell>
          <table:table-cell table:style-name="ce108" table:formula="of:=IF([.U87]=&quot;&quot;;&quot;&quot;;[.U87]/(VLOOKUP([.$O$84];[.$O$57:.$R$60];4;0)/3600)/1000)">
            <text:p/>
          </table:table-cell>
          <table:table-cell table:number-columns-repeated="2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0"/>
          <table:table-cell table:number-columns-repeated="10"/>
          <table:table-cell table:style-name="ce75"/>
          <table:table-cell/>
          <table:table-cell table:style-name="ce83"/>
          <table:table-cell table:style-name="ce97" table:formula="of:=IF([.$V$60]=&quot;&quot;;&quot;&quot;;[.$V$60])">
            <text:p/>
          </table:table-cell>
          <table:table-cell table:style-name="ce97" table:formula="of:=IF([.$W$60]=&quot;&quot;;&quot;&quot;;[.$W$60])">
            <text:p/>
          </table:table-cell>
          <table:table-cell table:style-name="ce96" table:number-columns-repeated="3"/>
          <table:table-cell table:style-name="ce108" table:formula="of:=IF([.R88]=&quot;&quot;;&quot;&quot;;AVERAGE([.R88:.T88])-([.$W$63]*(VLOOKUP([.$O$84];[.$O$57:.$R$60];4;0)/[.$P$63])))">
            <text:p/>
          </table:table-cell>
          <table:table-cell table:style-name="ce108" table:formula="of:=IF([.U88]=&quot;&quot;;&quot;&quot;;[.U88]/(VLOOKUP([.$O$84];[.$O$57:.$R$60];4;0)/3600)/1000)">
            <text:p/>
          </table:table-cell>
          <table:table-cell table:number-columns-repeated="2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0"/>
          <table:table-cell/>
          <table:table-cell table:style-name="ce33" table:formula="of:=IF([.O72]=&quot;&quot;;&quot;&quot;;[.O72])" office:value-type="string" office:string-value="Array" calcext:value-type="string">
            <text:p>Array</text:p>
          </table:table-cell>
          <table:table-cell table:style-name="ce31" office:value-type="string" calcext:value-type="string">
            <text:p>Location</text:p>
          </table:table-cell>
          <table:table-cell table:style-name="ce31" office:value-type="string" calcext:value-type="string">
            <text:p>Distance (cm)</text:p>
          </table:table-cell>
          <table:table-cell table:style-name="ce31" office:value-type="string" calcext:value-type="string">
            <text:p>nGy/scan</text:p>
          </table:table-cell>
          <table:table-cell table:style-name="ce31" office:value-type="string" calcext:value-type="string">
            <text:p>uGy/h</text:p>
          </table:table-cell>
          <table:table-cell table:number-columns-repeated="4"/>
          <table:table-cell table:style-name="ce75"/>
          <table:table-cell/>
          <table:table-cell table:style-name="ce85"/>
          <table:table-cell table:style-name="ce22" table:number-columns-repeated="9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0"/>
          <table:table-cell table:number-columns-repeated="2"/>
          <table:table-cell table:style-name="ce31" table:formula="of:=IF([.P73]=&quot;&quot;;&quot;&quot;;[.P73])" office:value-type="string" office:string-value="Tableside" calcext:value-type="string">
            <text:p>Tableside</text:p>
          </table:table-cell>
          <table:table-cell table:style-name="ce31" table:formula="of:=IF([.Q73]=&quot;&quot;;&quot;&quot;;[.Q73])">
            <text:p/>
          </table:table-cell>
          <table:table-cell table:style-name="ce47" table:formula="of:=IF([.U73]=&quot;&quot;;&quot;&quot;;[.U73])">
            <text:p/>
          </table:table-cell>
          <table:table-cell table:style-name="ce47" table:formula="of:=IF([.V73]=&quot;&quot;;&quot;&quot;;[.V73])">
            <text:p/>
          </table:table-cell>
          <table:table-cell table:number-columns-repeated="4"/>
          <table:table-cell table:style-name="ce75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0"/>
          <table:table-cell table:number-columns-repeated="2"/>
          <table:table-cell table:style-name="ce31" table:formula="of:=IF([.P74]=&quot;&quot;;&quot;&quot;;[.P74])" office:value-type="string" office:string-value="Operator" calcext:value-type="string">
            <text:p>Operator</text:p>
          </table:table-cell>
          <table:table-cell table:style-name="ce31" table:formula="of:=IF([.Q74]=&quot;&quot;;&quot;&quot;;[.Q74])">
            <text:p/>
          </table:table-cell>
          <table:table-cell table:style-name="ce47" table:formula="of:=IF([.U74]=&quot;&quot;;&quot;&quot;;[.U74])">
            <text:p/>
          </table:table-cell>
          <table:table-cell table:style-name="ce47" table:formula="of:=IF([.V74]=&quot;&quot;;&quot;&quot;;[.V74])">
            <text:p/>
          </table:table-cell>
          <table:table-cell table:number-columns-repeated="4"/>
          <table:table-cell table:style-name="ce75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0"/>
          <table:table-cell table:number-columns-repeated="2"/>
          <table:table-cell table:style-name="ce31" table:formula="of:=IF([.P75]=&quot;&quot;;&quot;&quot;;[.P75])" office:value-type="string" office:string-value="Door" calcext:value-type="string">
            <text:p>Door</text:p>
          </table:table-cell>
          <table:table-cell table:style-name="ce31" table:formula="of:=IF([.Q75]=&quot;&quot;;&quot;&quot;;[.Q75])">
            <text:p/>
          </table:table-cell>
          <table:table-cell table:style-name="ce47" table:formula="of:=IF([.U75]=&quot;&quot;;&quot;&quot;;[.U75])">
            <text:p/>
          </table:table-cell>
          <table:table-cell table:style-name="ce47" table:formula="of:=IF([.V75]=&quot;&quot;;&quot;&quot;;[.V75])">
            <text:p/>
          </table:table-cell>
          <table:table-cell table:number-columns-repeated="4"/>
          <table:table-cell table:style-name="ce75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0"/>
          <table:table-cell table:number-columns-repeated="2"/>
          <table:table-cell table:style-name="ce31" table:formula="of:=IF([.P76]=&quot;&quot;;&quot;&quot;;[.P76])">
            <text:p/>
          </table:table-cell>
          <table:table-cell table:style-name="ce31" table:formula="of:=IF([.Q76]=&quot;&quot;;&quot;&quot;;[.Q76])">
            <text:p/>
          </table:table-cell>
          <table:table-cell table:style-name="ce31" table:formula="of:=IF([.U76]=&quot;&quot;;&quot;&quot;;[.U76])">
            <text:p/>
          </table:table-cell>
          <table:table-cell table:style-name="ce47" table:formula="of:=IF([.V76]=&quot;&quot;;&quot;&quot;;[.V76])">
            <text:p/>
          </table:table-cell>
          <table:table-cell table:number-columns-repeated="4"/>
          <table:table-cell table:style-name="ce75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0"/>
          <table:table-cell table:number-columns-repeated="10"/>
          <table:table-cell table:style-name="ce75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0"/>
          <table:table-cell/>
          <table:table-cell table:style-name="ce33" table:formula="of:=IF([.O78]=&quot;&quot;;&quot;&quot;;[.O78])" office:value-type="string" office:string-value="Fast Array" calcext:value-type="string">
            <text:p>Fast Array</text:p>
          </table:table-cell>
          <table:table-cell table:style-name="ce31" office:value-type="string" calcext:value-type="string">
            <text:p>Location</text:p>
          </table:table-cell>
          <table:table-cell table:style-name="ce31" office:value-type="string" calcext:value-type="string">
            <text:p>Distance (cm)</text:p>
          </table:table-cell>
          <table:table-cell table:style-name="ce31" office:value-type="string" calcext:value-type="string">
            <text:p>nGy/scan</text:p>
          </table:table-cell>
          <table:table-cell table:style-name="ce31" office:value-type="string" calcext:value-type="string">
            <text:p>uGy/h</text:p>
          </table:table-cell>
          <table:table-cell table:number-columns-repeated="4"/>
          <table:table-cell table:style-name="ce75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0"/>
          <table:table-cell table:number-columns-repeated="2"/>
          <table:table-cell table:style-name="ce31" table:formula="of:=IF([.P79]=&quot;&quot;;&quot;&quot;;[.P79])" office:value-type="string" office:string-value="Tableside" calcext:value-type="string">
            <text:p>Tableside</text:p>
          </table:table-cell>
          <table:table-cell table:style-name="ce31" table:formula="of:=IF([.Q79]=&quot;&quot;;&quot;&quot;;[.Q79])">
            <text:p/>
          </table:table-cell>
          <table:table-cell table:style-name="ce47" table:formula="of:=IF([.U79]=&quot;&quot;;&quot;&quot;;[.U79])">
            <text:p/>
          </table:table-cell>
          <table:table-cell table:style-name="ce47" table:formula="of:=IF([.V79]=&quot;&quot;;&quot;&quot;;[.V79])">
            <text:p/>
          </table:table-cell>
          <table:table-cell table:number-columns-repeated="4"/>
          <table:table-cell table:style-name="ce75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0"/>
          <table:table-cell table:number-columns-repeated="2"/>
          <table:table-cell table:style-name="ce31" table:formula="of:=IF([.P80]=&quot;&quot;;&quot;&quot;;[.P80])" office:value-type="string" office:string-value="Operator" calcext:value-type="string">
            <text:p>Operator</text:p>
          </table:table-cell>
          <table:table-cell table:style-name="ce31" table:formula="of:=IF([.Q80]=&quot;&quot;;&quot;&quot;;[.Q80])">
            <text:p/>
          </table:table-cell>
          <table:table-cell table:style-name="ce47" table:formula="of:=IF([.U80]=&quot;&quot;;&quot;&quot;;[.U80])">
            <text:p/>
          </table:table-cell>
          <table:table-cell table:style-name="ce47" table:formula="of:=IF([.V80]=&quot;&quot;;&quot;&quot;;[.V80])">
            <text:p/>
          </table:table-cell>
          <table:table-cell table:number-columns-repeated="4"/>
          <table:table-cell table:style-name="ce75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0"/>
          <table:table-cell table:number-columns-repeated="2"/>
          <table:table-cell table:style-name="ce31" table:formula="of:=IF([.P81]=&quot;&quot;;&quot;&quot;;[.P81])" office:value-type="string" office:string-value="Door" calcext:value-type="string">
            <text:p>Door</text:p>
          </table:table-cell>
          <table:table-cell table:style-name="ce31" table:formula="of:=IF([.Q81]=&quot;&quot;;&quot;&quot;;[.Q81])">
            <text:p/>
          </table:table-cell>
          <table:table-cell table:style-name="ce47" table:formula="of:=IF([.U81]=&quot;&quot;;&quot;&quot;;[.U81])">
            <text:p/>
          </table:table-cell>
          <table:table-cell table:style-name="ce47" table:formula="of:=IF([.V81]=&quot;&quot;;&quot;&quot;;[.V81])">
            <text:p/>
          </table:table-cell>
          <table:table-cell table:number-columns-repeated="4"/>
          <table:table-cell table:style-name="ce75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0"/>
          <table:table-cell table:number-columns-repeated="2"/>
          <table:table-cell table:style-name="ce31" table:formula="of:=IF([.P82]=&quot;&quot;;&quot;&quot;;[.P82])">
            <text:p/>
          </table:table-cell>
          <table:table-cell table:style-name="ce31" table:formula="of:=IF([.Q82]=&quot;&quot;;&quot;&quot;;[.Q82])">
            <text:p/>
          </table:table-cell>
          <table:table-cell table:style-name="ce31" table:formula="of:=IF([.U82]=&quot;&quot;;&quot;&quot;;[.U82])">
            <text:p/>
          </table:table-cell>
          <table:table-cell table:style-name="ce47" table:formula="of:=IF([.V82]=&quot;&quot;;&quot;&quot;;[.V82])">
            <text:p/>
          </table:table-cell>
          <table:table-cell table:number-columns-repeated="4"/>
          <table:table-cell table:style-name="ce75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0"/>
          <table:table-cell table:number-columns-repeated="10"/>
          <table:table-cell table:style-name="ce75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0"/>
          <table:table-cell/>
          <table:table-cell table:style-name="ce33" table:formula="of:=IF([.O84]=&quot;&quot;;&quot;&quot;;[.O84])" office:value-type="string" office:string-value="Turbo" calcext:value-type="string">
            <text:p>Turbo</text:p>
          </table:table-cell>
          <table:table-cell table:style-name="ce31" office:value-type="string" calcext:value-type="string">
            <text:p>Location</text:p>
          </table:table-cell>
          <table:table-cell table:style-name="ce31" office:value-type="string" calcext:value-type="string">
            <text:p>Distance (cm)</text:p>
          </table:table-cell>
          <table:table-cell table:style-name="ce31" office:value-type="string" calcext:value-type="string">
            <text:p>nGy/scan</text:p>
          </table:table-cell>
          <table:table-cell table:style-name="ce31" office:value-type="string" calcext:value-type="string">
            <text:p>uGy/h</text:p>
          </table:table-cell>
          <table:table-cell table:number-columns-repeated="4"/>
          <table:table-cell table:style-name="ce75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0"/>
          <table:table-cell table:number-columns-repeated="2"/>
          <table:table-cell table:style-name="ce31" table:formula="of:=IF([.P85]=&quot;&quot;;&quot;&quot;;[.P85])" office:value-type="string" office:string-value="Tableside" calcext:value-type="string">
            <text:p>Tableside</text:p>
          </table:table-cell>
          <table:table-cell table:style-name="ce31" table:formula="of:=IF([.Q85]=&quot;&quot;;&quot;&quot;;[.Q85])">
            <text:p/>
          </table:table-cell>
          <table:table-cell table:style-name="ce47" table:formula="of:=IF([.U85]=&quot;&quot;;&quot;&quot;;[.U85])">
            <text:p/>
          </table:table-cell>
          <table:table-cell table:style-name="ce47" table:formula="of:=IF([.V85]=&quot;&quot;;&quot;&quot;;[.V85])">
            <text:p/>
          </table:table-cell>
          <table:table-cell table:number-columns-repeated="4"/>
          <table:table-cell table:style-name="ce75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0"/>
          <table:table-cell table:number-columns-repeated="2"/>
          <table:table-cell table:style-name="ce31" table:formula="of:=IF([.P86]=&quot;&quot;;&quot;&quot;;[.P86])" office:value-type="string" office:string-value="Operator" calcext:value-type="string">
            <text:p>Operator</text:p>
          </table:table-cell>
          <table:table-cell table:style-name="ce31" table:formula="of:=IF([.Q86]=&quot;&quot;;&quot;&quot;;[.Q86])">
            <text:p/>
          </table:table-cell>
          <table:table-cell table:style-name="ce47" table:formula="of:=IF([.U86]=&quot;&quot;;&quot;&quot;;[.U86])">
            <text:p/>
          </table:table-cell>
          <table:table-cell table:style-name="ce47" table:formula="of:=IF([.V86]=&quot;&quot;;&quot;&quot;;[.V86])">
            <text:p/>
          </table:table-cell>
          <table:table-cell table:number-columns-repeated="4"/>
          <table:table-cell table:style-name="ce75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0"/>
          <table:table-cell table:number-columns-repeated="2"/>
          <table:table-cell table:style-name="ce31" table:formula="of:=IF([.P87]=&quot;&quot;;&quot;&quot;;[.P87])" office:value-type="string" office:string-value="Door" calcext:value-type="string">
            <text:p>Door</text:p>
          </table:table-cell>
          <table:table-cell table:style-name="ce31" table:formula="of:=IF([.Q87]=&quot;&quot;;&quot;&quot;;[.Q87])">
            <text:p/>
          </table:table-cell>
          <table:table-cell table:style-name="ce47" table:formula="of:=IF([.U87]=&quot;&quot;;&quot;&quot;;[.U87])">
            <text:p/>
          </table:table-cell>
          <table:table-cell table:style-name="ce47" table:formula="of:=IF([.V87]=&quot;&quot;;&quot;&quot;;[.V87])">
            <text:p/>
          </table:table-cell>
          <table:table-cell table:number-columns-repeated="4"/>
          <table:table-cell table:style-name="ce75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0"/>
          <table:table-cell table:number-columns-repeated="2"/>
          <table:table-cell table:style-name="ce31" table:formula="of:=IF([.P88]=&quot;&quot;;&quot;&quot;;[.P88])">
            <text:p/>
          </table:table-cell>
          <table:table-cell table:style-name="ce31" table:formula="of:=IF([.Q88]=&quot;&quot;;&quot;&quot;;[.Q88])">
            <text:p/>
          </table:table-cell>
          <table:table-cell table:style-name="ce31" table:formula="of:=IF([.U88]=&quot;&quot;;&quot;&quot;;[.U88])">
            <text:p/>
          </table:table-cell>
          <table:table-cell table:style-name="ce47" table:formula="of:=IF([.V88]=&quot;&quot;;&quot;&quot;;[.V88])">
            <text:p/>
          </table:table-cell>
          <table:table-cell table:number-columns-repeated="4"/>
          <table:table-cell table:style-name="ce75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3"/>
          <table:table-cell table:style-name="ce24" table:number-columns-repeated="10"/>
          <table:table-cell table:style-name="ce78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Default" table:number-columns-repeated="12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number-columns-repeated="1023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number-columns-repeated="1023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number-columns-repeated="102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number-columns-repeated="1023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number-columns-repeated="1023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number-columns-repeated="1023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number-columns-repeated="1023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number-columns-repeated="1023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number-columns-repeated="1023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number-columns-repeated="1023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number-columns-repeated="1023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number-columns-repeated="1023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number-columns-repeated="1023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number-columns-repeated="1023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number-columns-repeated="1023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number-columns-repeated="1023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number-columns-repeated="1023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number-columns-repeated="1023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number-columns-repeated="1023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number-columns-repeated="1023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number-columns-repeated="1023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number-columns-repeated="102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number-columns-repeated="1023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27" table:formula="of:=IF([.$P$7]=&quot;&quot;;&quot;&quot;;[.$P$7])">
            <text:p/>
          </table:table-cell>
          <table:table-cell table:style-name="ce37" table:number-columns-repeated="7"/>
          <table:table-cell table:style-name="ce20" office:value-type="string" calcext:value-type="string">
            <text:p>Inspector:</text:p>
          </table:table-cell>
          <table:table-cell table:style-name="ce2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28" table:formula="of:=IF([.$R$14]=&quot;&quot;;&quot;&quot;;[.$R$14])">
            <text:p/>
          </table:table-cell>
          <table:table-cell table:style-name="ce37" table:number-columns-repeated="7"/>
          <table:table-cell table:style-name="ce20" office:value-type="string" calcext:value-type="string">
            <text:p>Survey ID:</text:p>
          </table:table-cell>
          <table:table-cell table:style-name="ce71" table:formula="of:=IF([.$R$13]=&quot;&quot;;&quot;&quot;;[.$R$13])">
            <text:p/>
          </table:table-cell>
          <table:table-cell table:number-columns-repeated="1011"/>
        </table:table-row>
        <table:table-row table:style-name="ro1" table:number-rows-repeated="10484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3">
      <number:number number:decimal-places="2" loext:min-decimal-places="0" number:min-integer-digits="1" number:decimal-replacement=""/>
    </number:number-style>
    <number:date-style style:name="N144">
      <number:month number:textual="true"/>
      <number:text>-</number:text>
      <number:day/>
      <number:text>-</number:text>
      <number:year/>
    </number:date-style>
    <number:number-style style:name="N145">
      <number:number number:decimal-places="0" loext:min-decimal-places="0" number:min-integer-digits="0"/>
    </number:number-style>
    <number:number-style style:name="N147P0" style:volatile="true">
      <number:text/>
    </number:number-style>
    <number:number-style style:name="N147P1" style:volatile="true">
      <number:text/>
    </number:number-style>
    <number:number-style style:name="N147P2" style:volatile="true">
      <number:text/>
    </number:number-style>
    <number:text-style style:name="N147"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2" loext:min-decimal-places="2" number:min-integer-digits="0"/>
    </number:number-style>
    <number:percentage-style style:name="N149">
      <number:number number:decimal-places="1" loext:min-decimal-places="1" number:min-integer-digits="1"/>
      <number:text>%</number:text>
    </number:percentage-style>
    <number:number-style style:name="N150">
      <number:number number:decimal-places="5" loext:min-decimal-places="5" number:min-integer-digits="1"/>
    </number:number-style>
    <number:date-style style:name="N151">
      <number:day number:style="long"/>
      <number:text>-</number:text>
      <number:month number:textual="true"/>
      <number:text>-</number:text>
      <number:year/>
    </number:date-style>
    <number:date-style style:name="N152">
      <number:day number:style="long"/>
      <number:text>-</number:text>
      <number:month number:textual="true"/>
      <number:text>-</number:text>
      <number:year number:style="long"/>
    </number:date-style>
    <number:date-style style:name="N153">
      <number:month number:textual="true"/>
      <number:text>-</number:text>
      <number:year number:style="long"/>
    </number:date-style>
    <number:number-style style:name="N154">
      <number:number number:decimal-places="7" loext:min-decimal-places="7" number:min-integer-digits="1"/>
    </number:number-style>
    <number:number-style style:name="N155">
      <number:number number:decimal-places="6" loext:min-decimal-places="6" number:min-integer-digits="1"/>
    </number:number-style>
    <number:number-style style:name="N156">
      <number:number number:decimal-places="8" loext:min-decimal-places="8" number:min-integer-digits="1"/>
    </number:number-style>
    <number:number-style style:name="N16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$</loext:text>
      <loext:fill-character> </loext:fill-character>
      <number:text>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decimal-places="9" loext:min-decimal-places="9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10141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1" number:language="en" number:country="US">
      <number:text-content/>
      <style:map style:condition="value()&lt;=1.79769313486232E+308" style:apply-style-name="N10141P0"/>
    </number:text-style>
    <number:date-style style:name="N10143P0" style:volatile="true" number:language="en" number:country="US">
      <number:month number:textual="true"/>
      <number:text>/</number:text>
      <number:year/>
    </number:date-style>
    <number:text-style style:name="N10143" number:language="en" number:country="US">
      <number:text-content/>
      <style:map style:condition="value()&lt;=1.79769313486232E+308" style:apply-style-name="N10143P0"/>
    </number:text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2.7mm" fo:margin-bottom="12.7mm" fo:margin-left="12.7mm" fo:margin-right="12.7mm" style:shadow="none" fo:background-color="transparent" style:scale-to="75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/00/0000</text:date>, <text:time style:data-style-name="N2" text:time-value="09:54:07.14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5-06-02T14:23:22.428679342</meta:creation-date>
    <dc:date>2017-06-20T09:54:56.676000000</dc:date>
    <dc:creator>Eugene Mah</dc:creator>
    <meta:editing-duration>PT3H15M33S</meta:editing-duration>
    <meta:editing-cycles>23</meta:editing-cycles>
    <meta:generator>LibreOffice/5.3.3.2$Windows_X86_64 LibreOffice_project/3d9a8b4b4e538a85e0782bd6c2d430bafe583448</meta:generator>
    <meta:document-statistic meta:table-count="1" meta:cell-count="709" meta:object-count="0"/>
  </office:meta>
</office:document-meta>
</file>